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5cm" table:align="margins"/>
    </style:style>
    <style:style style:name="Table3.A" style:family="table-column">
      <style:table-column-properties style:column-width="7.5cm" style:rel-column-width="32767*"/>
    </style:style>
    <style:style style:name="Table3.B" style:family="table-column">
      <style:table-column-properties style:column-width="7.5cm" style:rel-column-width="32768*"/>
    </style:style>
    <style:style style:name="Table3.1" style:family="table-row">
      <style:table-row-properties style:min-row-height="6.19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7.304cm" table:align="margins"/>
    </style:style>
    <style:style style:name="Table4.A" style:family="table-column">
      <style:table-column-properties style:column-width="7.304cm" style:rel-column-width="65535*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5.6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308cm" table:align="margins"/>
    </style:style>
    <style:style style:name="Table2.A" style:family="table-column">
      <style:table-column-properties style:column-width="7.308cm" style:rel-column-width="65535*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5.6cm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9217b" officeooo:paragraph-rsid="0009217b"/>
    </style:style>
    <style:style style:name="P4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ab0c7" officeooo:paragraph-rsid="01bba8f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c7a3d" officeooo:paragraph-rsid="01c20e25" style:font-weight-asian="normal" style:font-weight-complex="normal"/>
    </style:style>
    <style:style style:name="P7" style:family="paragraph" style:parent-style-name="Text_20_body">
      <style:text-properties officeooo:rsid="0011a8a0" officeooo:paragraph-rsid="0011a8a0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7704ac"/>
    </style:style>
    <style:style style:name="P11" style:family="paragraph" style:parent-style-name="Text_20_body">
      <style:paragraph-properties fo:text-align="start" style:justify-single-word="false"/>
      <style:text-properties officeooo:paragraph-rsid="00dfcf64"/>
    </style:style>
    <style:style style:name="P12" style:family="paragraph" style:parent-style-name="Text_20_body">
      <style:paragraph-properties fo:text-align="start" style:justify-single-word="false"/>
      <style:text-properties officeooo:paragraph-rsid="0102c838"/>
    </style:style>
    <style:style style:name="P13" style:family="paragraph" style:parent-style-name="Text_20_body">
      <style:paragraph-properties fo:text-align="start" style:justify-single-word="false"/>
      <style:text-properties officeooo:paragraph-rsid="012dddaa"/>
    </style:style>
    <style:style style:name="P14" style:family="paragraph" style:parent-style-name="Text_20_body">
      <style:paragraph-properties fo:text-align="start" style:justify-single-word="false"/>
      <style:text-properties officeooo:paragraph-rsid="01b811d2"/>
    </style:style>
    <style:style style:name="P15" style:family="paragraph" style:parent-style-name="Text_20_body">
      <style:paragraph-properties fo:text-align="start" style:justify-single-word="false"/>
      <style:text-properties officeooo:paragraph-rsid="022d1e48"/>
    </style:style>
    <style:style style:name="P16" style:family="paragraph" style:parent-style-name="Text_20_body">
      <style:text-properties officeooo:rsid="0065ed75" officeooo:paragraph-rsid="0065ed75"/>
    </style:style>
    <style:style style:name="P17" style:family="paragraph" style:parent-style-name="Text_20_body">
      <style:paragraph-properties fo:text-align="start" style:justify-single-word="false"/>
      <style:text-properties officeooo:rsid="0065ed75" officeooo:paragraph-rsid="0065ed75"/>
    </style:style>
    <style:style style:name="P18" style:family="paragraph" style:parent-style-name="Text_20_body">
      <style:text-properties officeooo:paragraph-rsid="007704ac"/>
    </style:style>
    <style:style style:name="P19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20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21" style:family="paragraph" style:parent-style-name="Text_20_body">
      <style:paragraph-properties fo:text-align="start" style:justify-single-word="false"/>
      <style:text-properties officeooo:rsid="00de8bff" officeooo:paragraph-rsid="00de8bff"/>
    </style:style>
    <style:style style:name="P22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23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24" style:family="paragraph" style:parent-style-name="Text_20_body">
      <style:paragraph-properties fo:text-align="start" style:justify-single-word="false"/>
      <style:text-properties officeooo:rsid="010faa26" officeooo:paragraph-rsid="010faa26"/>
    </style:style>
    <style:style style:name="P25" style:family="paragraph" style:parent-style-name="Text_20_body">
      <style:paragraph-properties fo:text-align="start" style:justify-single-word="false"/>
      <style:text-properties officeooo:rsid="0118cb3d" officeooo:paragraph-rsid="0118cb3d"/>
    </style:style>
    <style:style style:name="P26" style:family="paragraph" style:parent-style-name="Text_20_body">
      <style:paragraph-properties fo:text-align="start" style:justify-single-word="false"/>
      <style:text-properties officeooo:rsid="012b247e" officeooo:paragraph-rsid="012b247e"/>
    </style:style>
    <style:style style:name="P27" style:family="paragraph" style:parent-style-name="Text_20_body">
      <style:text-properties officeooo:paragraph-rsid="012dddaa"/>
    </style:style>
    <style:style style:name="P28" style:family="paragraph" style:parent-style-name="Text_20_body">
      <style:text-properties officeooo:rsid="01312515" officeooo:paragraph-rsid="01312515"/>
    </style:style>
    <style:style style:name="P29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30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31" style:family="paragraph" style:parent-style-name="Text_20_body">
      <style:text-properties officeooo:rsid="0177a6bc" officeooo:paragraph-rsid="0177a6bc"/>
    </style:style>
    <style:style style:name="P32" style:family="paragraph" style:parent-style-name="Text_20_body">
      <style:text-properties officeooo:rsid="0113b68c"/>
    </style:style>
    <style:style style:name="P33" style:family="paragraph" style:parent-style-name="Text_20_body">
      <style:paragraph-properties fo:text-align="start" style:justify-single-word="false"/>
      <style:text-properties officeooo:rsid="01af1826" officeooo:paragraph-rsid="01af1826"/>
    </style:style>
    <style:style style:name="P34" style:family="paragraph" style:parent-style-name="Text_20_body">
      <style:paragraph-properties fo:text-align="start" style:justify-single-word="false"/>
      <style:text-properties officeooo:rsid="01af1826" officeooo:paragraph-rsid="01b811d2"/>
    </style:style>
    <style:style style:name="P35" style:family="paragraph" style:parent-style-name="Text_20_body">
      <style:text-properties officeooo:rsid="0009217b"/>
    </style:style>
    <style:style style:name="P36" style:family="paragraph" style:parent-style-name="Text_20_body">
      <style:text-properties officeooo:rsid="01dfa4f7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9" style:family="paragraph" style:parent-style-name="Standard">
      <style:paragraph-properties fo:text-align="center" style:justify-single-word="false"/>
      <style:text-properties officeooo:rsid="0009217b" officeooo:paragraph-rsid="01bba8fc"/>
    </style:style>
    <style:style style:name="P40" style:family="paragraph" style:parent-style-name="Standard">
      <style:text-properties officeooo:rsid="0009217b" officeooo:paragraph-rsid="0009217b"/>
    </style:style>
    <style:style style:name="P41" style:family="paragraph" style:parent-style-name="Table_20_Contents">
      <style:paragraph-properties fo:margin-left="0cm" fo:margin-right="0cm" fo:text-indent="0cm" style:auto-text-indent="false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ext_20_body">
      <style:paragraph-properties fo:text-align="start" style:justify-single-word="false"/>
      <style:text-properties officeooo:paragraph-rsid="02573884"/>
    </style:style>
    <style:style style:name="P44" style:family="paragraph" style:parent-style-name="Text_20_body">
      <style:paragraph-properties fo:text-align="start" style:justify-single-word="false"/>
      <style:text-properties officeooo:paragraph-rsid="012dddaa"/>
    </style:style>
    <style:style style:name="P45" style:family="paragraph" style:parent-style-name="Text_20_body">
      <style:paragraph-properties fo:text-align="start" style:justify-single-word="false"/>
      <style:text-properties officeooo:paragraph-rsid="01b811d2"/>
    </style:style>
    <style:style style:name="P46" style:family="paragraph" style:parent-style-name="Text_20_body">
      <style:paragraph-properties fo:text-align="start" style:justify-single-word="false"/>
      <style:text-properties officeooo:paragraph-rsid="02646fd9"/>
    </style:style>
    <style:style style:name="P47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48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49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50" style:family="paragraph" style:parent-style-name="Text_20_body">
      <style:paragraph-properties fo:text-align="start" style:justify-single-word="false"/>
      <style:text-properties officeooo:rsid="010f4f4b" officeooo:paragraph-rsid="010f4f4b"/>
    </style:style>
    <style:style style:name="P51" style:family="paragraph" style:parent-style-name="Text_20_body">
      <style:paragraph-properties fo:text-align="start" style:justify-single-word="false"/>
      <style:text-properties officeooo:rsid="0118cb3d" officeooo:paragraph-rsid="024fe6f0"/>
    </style:style>
    <style:style style:name="P52" style:family="paragraph" style:parent-style-name="Text_20_body">
      <style:paragraph-properties fo:text-align="start" style:justify-single-word="false"/>
      <style:text-properties officeooo:rsid="01312515" officeooo:paragraph-rsid="025730b7"/>
    </style:style>
    <style:style style:name="P53" style:family="paragraph" style:parent-style-name="Text_20_body">
      <style:paragraph-properties fo:text-align="start" style:justify-single-word="false"/>
      <style:text-properties officeooo:rsid="014ebacd" officeooo:paragraph-rsid="014ebacd"/>
    </style:style>
    <style:style style:name="P54" style:family="paragraph" style:parent-style-name="Text_20_body">
      <style:paragraph-properties fo:text-align="start" style:justify-single-word="false"/>
      <style:text-properties officeooo:rsid="014ebacd" officeooo:paragraph-rsid="014fdd52"/>
    </style:style>
    <style:style style:name="P55" style:family="paragraph" style:parent-style-name="Text_20_body">
      <style:paragraph-properties fo:text-align="start" style:justify-single-word="false"/>
      <style:text-properties officeooo:rsid="014ebacd" officeooo:paragraph-rsid="02646fd9"/>
    </style:style>
    <style:style style:name="P56" style:family="paragraph" style:parent-style-name="Text_20_body">
      <style:paragraph-properties fo:text-align="start" style:justify-single-word="false"/>
      <style:text-properties officeooo:rsid="01af1826" officeooo:paragraph-rsid="02646fd9"/>
    </style:style>
    <style:style style:name="P57" style:family="paragraph" style:parent-style-name="Text_20_body">
      <style:paragraph-properties fo:text-align="start" style:justify-single-word="false"/>
      <style:text-properties officeooo:rsid="026afb4d" officeooo:paragraph-rsid="026afb4d"/>
    </style:style>
    <style:style style:name="P58" style:family="paragraph">
      <style:paragraph-properties fo:text-align="center"/>
    </style:style>
    <style:style style:name="P59" style:family="paragraph">
      <style:paragraph-properties fo:text-align="start"/>
    </style:style>
    <style:style style:name="P60" style:family="paragraph">
      <loext:graphic-properties draw:fill="none" draw:fill-color="#ffffff"/>
      <style:paragraph-properties fo:text-align="center"/>
      <style:text-properties style:font-name="Liberation Mono1" fo:font-size="10pt" style:font-size-asian="10pt" style:font-size-complex="10pt"/>
    </style:style>
    <style:style style:name="T1" style:family="text">
      <style:text-properties officeooo:rsid="001a6c99"/>
    </style:style>
    <style:style style:name="T2" style:family="text">
      <style:text-properties officeooo:rsid="00353c7c"/>
    </style:style>
    <style:style style:name="T3" style:family="text">
      <style:text-properties officeooo:rsid="0077dade"/>
    </style:style>
    <style:style style:name="T4" style:family="text">
      <style:text-properties officeooo:rsid="00784a5b"/>
    </style:style>
    <style:style style:name="T5" style:family="text">
      <style:text-properties officeooo:rsid="00dfcf64"/>
    </style:style>
    <style:style style:name="T6" style:family="text">
      <style:text-properties officeooo:rsid="010b233f"/>
    </style:style>
    <style:style style:name="T7" style:family="text">
      <style:text-properties officeooo:rsid="010e177b"/>
    </style:style>
    <style:style style:name="T8" style:family="text">
      <style:text-properties officeooo:rsid="012e898c"/>
    </style:style>
    <style:style style:name="T9" style:family="text">
      <style:text-properties officeooo:rsid="01342e95"/>
    </style:style>
    <style:style style:name="T10" style:family="text">
      <style:text-properties officeooo:rsid="0136aaf9"/>
    </style:style>
    <style:style style:name="T11" style:family="text">
      <style:text-properties officeooo:rsid="0191a68e"/>
    </style:style>
    <style:style style:name="T12" style:family="text">
      <style:text-properties officeooo:rsid="01e0a817"/>
    </style:style>
    <style:style style:name="T13" style:family="text">
      <style:text-properties officeooo:rsid="01e0cef8"/>
    </style:style>
    <style:style style:name="T14" style:family="text">
      <style:text-properties officeooo:rsid="0229def9"/>
    </style:style>
    <style:style style:name="T15" style:family="text">
      <style:text-properties officeooo:rsid="024893ed"/>
    </style:style>
    <style:style style:name="T16" style:family="text">
      <style:text-properties officeooo:rsid="024fe6f0"/>
    </style:style>
    <style:style style:name="T17" style:family="text">
      <style:text-properties officeooo:rsid="02532f8b"/>
    </style:style>
    <style:style style:name="T18" style:family="text">
      <style:text-properties officeooo:rsid="02646fd9"/>
    </style:style>
    <style:style style:name="T19" style:family="text">
      <style:text-properties officeooo:rsid="026cfc6b"/>
    </style:style>
    <style:style style:name="T20" style:family="text">
      <style:text-properties style:font-name="Liberation Mono1" fo:font-size="10pt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ce Recognition using Eigenface, A Simple Example</text:p>
      <text:p text:style-name="P3"/>
      <text:p text:style-name="P3"/>
      <text:p text:style-name="P3"/>
      <text:p text:style-name="Text_20_body">The size of face image <text:span text:style-name="T1">used in this program is </text:span>92 <text:span text:style-name="T1">pixels </text:span>x 112 pixels. But in this example, assume that the size of face image <text:span text:style-name="T1">is</text:span> <text:span text:style-name="T7">2</text:span> x <text:span text:style-name="T7">2</text:span> pixels.</text:p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Training dataset</text:p>
                </table:table-cell>
              </table:table-row>
              <table:table-row table:style-name="Table4.2">
                <table:table-cell table:style-name="Table4.A2" office:value-type="string">
                  <text:p text:style-name="P4"/>
                  <text:p text:style-name="P4"><draw:frame draw:style-name="fr1" draw:name="Object1" text:anchor-type="as-char" svg:y="-0.549cm" svg:width="2.17cm" svg:height="1.252cm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  <text:p text:style-name="P4"/>
                  <text:p text:style-name="P4"><draw:frame draw:style-name="fr1" draw:name="Object2" text:anchor-type="as-char" svg:y="-0.549cm" svg:width="2.168cm" svg:height="1.252cm" draw:z-index="18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  <text:p text:style-name="P4"/>
                  <text:p text:style-name="P4"><draw:frame draw:style-name="fr1" draw:name="Object3" text:anchor-type="as-char" svg:y="-0.549cm" svg:width="2.168cm" svg:height="1.252cm" draw:z-index="19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able:table-cell>
              </table:table-row>
            </table:table>
            <text:p text:style-name="P41"/>
          </table:table-cell>
          <table:table-cell table:style-name="Table3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Test dataset</text:p>
                </table:table-cell>
              </table:table-row>
              <table:table-row table:style-name="Table2.2">
                <table:table-cell table:style-name="Table2.A2" office:value-type="string">
                  <text:p text:style-name="P37"/>
                  <text:p text:style-name="P37"/>
                  <text:p text:style-name="P37"/>
                  <text:p text:style-name="P37"/>
                  <text:p text:style-name="P38"><draw:frame draw:style-name="fr1" draw:name="Object6" text:anchor-type="as-char" svg:y="-0.549cm" svg:width="2.161cm" svg:height="1.252cm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P3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9049104016530740508" text:style-name="Numbering_20_1">
        <text:list-item>
          <text:p text:style-name="Heading"><text:soft-page-break/>Convert the <text:span text:style-name="T12">training </text:span>face<text:span text:style-name="T12">s</text:span> <text:span text:style-name="T13">2D-matrix </text:span>into vector. <text:span text:style-name="T13">The matrix </text:span><text:span text:style-name="T13"><draw:frame draw:style-name="fr1" draw:name="Object5" text:anchor-type="as-char" svg:y="-0.249cm" svg:width="0.737cm" svg:height="0.57cm" draw:z-index="24"><draw:object xlink:href="./Object 5" xlink:type="simple" xlink:show="embed" xlink:actuate="onLoad"/><draw:image xlink:href="./ObjectReplacements/Object 5" xlink:type="simple" xlink:show="embed" xlink:actuate="onLoad"/></draw:frame></text:span><text:span text:style-name="T13">will store these vectors.</text:span></text:p>
        </text:list-item>
      </text:list>
      <text:p text:style-name="P36"/>
      <text:p text:style-name="Text_20_body"><draw:frame draw:style-name="fr1" draw:name="Object4" text:anchor-type="as-char" svg:y="-1.385cm" svg:width="4.498cm" svg:height="2.999cm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7"/>
      <text:list xml:id="list173045901802267" text:continue-numbering="true" text:style-name="Numbering_20_1">
        <text:list-item>
          <text:p text:style-name="Heading">Find <draw:frame draw:style-name="fr1" draw:name="Object7" text:anchor-type="as-char" svg:y="-0.25cm" svg:width="0.817cm" svg:height="0.573cm" draw:z-index="1"><draw:object xlink:href="./Object 7" xlink:type="simple" xlink:show="embed" xlink:actuate="onLoad"/><draw:image xlink:href="./ObjectReplacements/Object 7" xlink:type="simple" xlink:show="embed" xlink:actuate="onLoad"/></draw:frame>, the mean face from training dataset.</text:p>
        </text:list-item>
      </text:list>
      <text:p text:style-name="Text_20_body"/>
      <text:p text:style-name="Text_20_body"><draw:frame draw:style-name="fr1" draw:name="Object8" text:anchor-type="as-char" svg:y="-1.148cm" svg:width="10.65cm" svg:height="2.424cm" draw:z-index="2"><draw:object xlink:href="./Object 8" xlink:type="simple" xlink:show="embed" xlink:actuate="onLoad"/><draw:image xlink:href="./ObjectReplacements/Object 8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73047093611522" text:continue-numbering="true" text:style-name="Numbering_20_1">
        <text:list-item>
          <text:p text:style-name="Heading"><text:soft-page-break/>Find <draw:frame draw:style-name="fr1" draw:name="Object11" text:anchor-type="as-char" svg:y="-0.249cm" svg:width="0.953cm" svg:height="0.767cm" draw:z-index="3"><draw:object xlink:href="./Object 11" xlink:type="simple" xlink:show="embed" xlink:actuate="onLoad"/><draw:image xlink:href="./ObjectReplacements/Object 11" xlink:type="simple" xlink:show="embed" xlink:actuate="onLoad"/></draw:frame>, the unique features of the training <text:span text:style-name="T19">faces.</text:span></text:p>
        </text:list-item>
      </text:list>
      <text:p text:style-name="Text_20_body"/>
      <text:p text:style-name="P31">Using the following equation to find the unique features:</text:p>
      <text:p text:style-name="P8"><draw:frame draw:style-name="fr1" draw:name="Object10" text:anchor-type="as-char" svg:y="-0.316cm" svg:width="2.404cm" svg:height="0.827cm" draw:z-index="33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Text_20_body"><draw:frame draw:style-name="fr1" draw:name="Object12" text:anchor-type="as-char" svg:y="-2.946cm" svg:width="7.851cm" svg:height="6.059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Text_20_body"/>
      <text:p text:style-name="Text_20_body"/>
      <text:list xml:id="list173046134471669" text:continue-numbering="true" text:style-name="Numbering_20_1">
        <text:list-item>
          <text:p text:style-name="Heading">Construct <text:span text:style-name="T11">a Covariance </text:span>Matrix<draw:frame draw:style-name="fr1" draw:name="Object14" text:anchor-type="as-char" svg:y="-0.293cm" svg:width="0.714cm" svg:height="0.702cm" draw:z-index="34"><draw:object xlink:href="./Object 14" xlink:type="simple" xlink:show="embed" xlink:actuate="onLoad"/><draw:image xlink:href="./ObjectReplacements/Object 14" xlink:type="simple" xlink:show="embed" xlink:actuate="onLoad"/></draw:frame>with size<draw:frame draw:style-name="fr1" draw:name="Object43" text:anchor-type="as-char" svg:y="-0.293cm" svg:width="1.208cm" svg:height="0.702cm" draw:z-index="38"><draw:object xlink:href="./Object 44" xlink:type="simple" xlink:show="embed" xlink:actuate="onLoad"/><draw:image xlink:href="./ObjectReplacements/Object 44" xlink:type="simple" xlink:show="embed" xlink:actuate="onLoad"/></draw:frame>, where<draw:frame draw:style-name="fr1" draw:name="Object13" text:anchor-type="as-char" svg:y="-0.293cm" svg:width="0.714cm" svg:height="0.702cm" draw:z-index="40"><draw:object xlink:href="./Object 13" xlink:type="simple" xlink:show="embed" xlink:actuate="onLoad"/><draw:image xlink:href="./ObjectReplacements/Object 13" xlink:type="simple" xlink:show="embed" xlink:actuate="onLoad"/></draw:frame>is the total number of faces in training dataset.</text:p>
        </text:list-item>
      </text:list>
      <text:p text:style-name="Text_20_body"/>
      <text:p text:style-name="Text_20_body"><draw:frame draw:style-name="fr1" draw:name="Object16" text:anchor-type="as-char" svg:y="-2.073cm" svg:width="10.063cm" svg:height="4.228cm" draw:z-index="7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173047254429966" text:continue-numbering="true" text:style-name="Numbering_20_1">
        <text:list-item>
          <text:p text:style-name="Heading"><text:soft-page-break/>Find eigenvalues of <text:span text:style-name="T2">the </text:span>Matrix<draw:frame draw:style-name="fr1" draw:name="Object15" text:anchor-type="as-char" svg:y="-0.293cm" svg:width="0.714cm" svg:height="0.702cm" draw:z-index="41"><draw:object xlink:href="./Object 15" xlink:type="simple" xlink:show="embed" xlink:actuate="onLoad"/><draw:image xlink:href="./ObjectReplacements/Object 15" xlink:type="simple" xlink:show="embed" xlink:actuate="onLoad"/></draw:frame>.</text:p>
        </text:list-item>
      </text:list>
      <text:p text:style-name="Text_20_body"/>
      <text:p text:style-name="P9"><draw:frame draw:style-name="fr1" draw:name="Object18" text:anchor-type="as-char" svg:y="-7.274cm" svg:width="10.199cm" svg:height="14.676cm" draw:z-index="8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line text:anchor-type="paragraph" draw:z-index="6" draw:style-name="gr1" draw:text-style-name="P58" svg:x1="2.855cm" svg:y1="-0.163cm" svg:x2="2.821cm" svg:y2="1.97cm"><text:p/></draw:line></text:p>
      <text:p text:style-name="P16"/>
      <text:p text:style-name="P16"><draw:frame text:anchor-type="paragraph" draw:z-index="5" draw:style-name="gr2" draw:text-style-name="P60" svg:width="4.049cm" svg:height="1.204cm" svg:x="5.345cm" svg:y="0.042cm"><draw:text-box><text:p text:style-name="P59"><text:span text:style-name="T20">Sort the eigenvalues in descending order</text:span></text:p></draw:text-box></draw:frame></text:p>
      <text:p text:style-name="P17"><draw:line text:anchor-type="paragraph" draw:z-index="0" draw:style-name="gr1" draw:text-style-name="P58" svg:x1="5.121cm" svg:y1="0.864cm" svg:x2="9.09cm" svg:y2="0.864cm"><text:p/></draw:line><draw:frame draw:style-name="fr1" draw:name="Object19" text:anchor-type="as-char" svg:y="-0.827cm" svg:width="3.722cm" svg:height="1.909cm" draw:z-index="43"><draw:object xlink:href="./Object 19" xlink:type="simple" xlink:show="embed" xlink:actuate="onLoad"/><draw:image xlink:href="./ObjectReplacements/Object 19" xlink:type="simple" xlink:show="embed" xlink:actuate="onLoad"/></draw:frame> <text:s text:c="21"/><draw:frame draw:style-name="fr1" draw:name="Object20" text:anchor-type="as-char" svg:y="-0.827cm" svg:width="3.722cm" svg:height="1.909cm" draw:z-index="44"><draw:object xlink:href="./Object 20" xlink:type="simple" xlink:show="embed" xlink:actuate="onLoad"/><draw:image xlink:href="./ObjectReplacements/Object 20" xlink:type="simple" xlink:show="embed" xlink:actuate="onLoad"/><svg:desc>formula</svg:desc></draw:frame> <text:s text:c="32"/></text:p>
      <text:p text:style-name="P17"/>
      <text:p text:style-name="P17"/>
      <text:list xml:id="list173046465418005" text:continue-numbering="true" text:style-name="Numbering_20_1">
        <text:list-item>
          <text:p text:style-name="Heading"><text:soft-page-break/><text:span text:style-name="T4">Use Gaussian Elimination method to f</text:span>ind<draw:frame draw:style-name="fr1" draw:name="Object17" text:anchor-type="as-char" svg:y="-0.293cm" svg:width="0.725cm" svg:height="0.702cm" draw:z-index="45"><draw:object xlink:href="./Object 17" xlink:type="simple" xlink:show="embed" xlink:actuate="onLoad"/><draw:image xlink:href="./ObjectReplacements/Object 17" xlink:type="simple" xlink:show="embed" xlink:actuate="onLoad"/></draw:frame>, <text:span text:style-name="T4">the </text:span>eigenvectors of the Matrix<draw:frame draw:style-name="fr1" draw:name="Object44" text:anchor-type="as-char" svg:y="-0.293cm" svg:width="0.714cm" svg:height="0.702cm" draw:z-index="46"><draw:object xlink:href="./Object 45" xlink:type="simple" xlink:show="embed" xlink:actuate="onLoad"/><draw:image xlink:href="./ObjectReplacements/Object 45" xlink:type="simple" xlink:show="embed" xlink:actuate="onLoad"/></draw:frame>.</text:p>
        </text:list-item>
      </text:list>
      <text:p text:style-name="Text_20_body"/>
      <text:p text:style-name="P8"><draw:frame draw:style-name="fr1" draw:name="Object23" text:anchor-type="as-char" svg:y="-1.025cm" svg:width="7.936cm" svg:height="2.256cm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9"/>
      <text:p text:style-name="P11"><text:span text:style-name="T3">To find the eigenvectors, we need to solve</text:span><draw:frame draw:style-name="fr1" draw:name="Object24" text:anchor-type="as-char" svg:y="-0.293cm" svg:width="1.533cm" svg:height="0.702cm" draw:z-index="48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5">for every eigenvalues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<text:span text:style-name="T4">Case 1:</text:span><draw:frame draw:style-name="fr1" draw:name="Object22" text:anchor-type="as-char" svg:y="-0.445cm" svg:width="2.593cm" svg:height="0.702cm" draw:z-index="9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><draw:frame draw:style-name="fr1" draw:name="Object25" text:anchor-type="as-char" svg:y="-9.123cm" svg:width="12.434cm" svg:height="18.217cm" draw:z-index="49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/>
      <text:p text:style-name="P10"><text:soft-page-break/><draw:frame draw:style-name="fr1" draw:name="Object26" text:anchor-type="as-char" svg:y="-4.577cm" svg:width="5.558cm" svg:height="9.174cm" draw:z-index="10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/>
      <text:p text:style-name="P19">Therefore, <text:span text:style-name="T14">the eigenvector for eigenvalue </text:span><text:span text:style-name="T14"><draw:frame draw:style-name="fr1" draw:name="Object21" text:anchor-type="as-char" svg:y="-0.295cm" svg:width="2.605cm" svg:height="0.704cm" draw:z-index="5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4">is </text:span><draw:frame draw:style-name="fr1" draw:name="Object28" text:anchor-type="as-char" svg:y="-0.937cm" svg:width="3.521cm" svg:height="1.725cm" draw:z-index="11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Text_20_body"><text:soft-page-break/>Case 2: <draw:frame draw:style-name="fr1" draw:name="Object29" text:anchor-type="as-char" svg:y="-0.445cm" svg:width="2.501cm" svg:height="0.704cm" draw:z-index="12"><draw:object xlink:href="./Object 29" xlink:type="simple" xlink:show="embed" xlink:actuate="onLoad"/><draw:image xlink:href="./ObjectReplacements/Object 29" xlink:type="simple" xlink:show="embed" xlink:actuate="onLoad"/></draw:frame></text:p>
      <text:p text:style-name="P21"><draw:frame draw:style-name="fr1" draw:name="Object30" text:anchor-type="as-char" svg:y="-9.079cm" svg:width="12.305cm" svg:height="18.129cm" draw:z-index="13"><draw:object xlink:href="./Object 30" xlink:type="simple" xlink:show="embed" xlink:actuate="onLoad"/><draw:image xlink:href="./ObjectReplacements/Object 30" xlink:type="simple" xlink:show="embed" xlink:actuate="onLoad"/></draw:frame></text:p>
      <text:p text:style-name="P21"/>
      <text:p text:style-name="P21"/>
      <text:p text:style-name="P21"/>
      <text:p text:style-name="P21"/>
      <text:p text:style-name="P12"><text:soft-page-break/><draw:frame draw:style-name="fr1" draw:name="Object31" text:anchor-type="as-char" svg:y="-4.577cm" svg:width="5.556cm" svg:height="9.174cm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/>
      <text:p text:style-name="P20">Therefore, the eigenvector for eigenvalue<draw:frame draw:style-name="fr1" draw:name="Object32" text:anchor-type="as-char" svg:y="-0.445cm" svg:width="2.501cm" svg:height="0.704cm" draw:z-index="15"><draw:object xlink:href="./Object 32" xlink:type="simple" xlink:show="embed" xlink:actuate="onLoad"/><draw:image xlink:href="./ObjectReplacements/Object 32" xlink:type="simple" xlink:show="embed" xlink:actuate="onLoad"/><svg:desc>formula</svg:desc></draw:frame>is <draw:frame draw:style-name="fr1" draw:name="Object33" text:anchor-type="as-char" svg:y="-0.937cm" svg:width="3.519cm" svg:height="1.725cm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Case <text:span text:style-name="T6">3</text:span>: <draw:frame draw:style-name="fr1" draw:name="Object37" text:anchor-type="as-char" svg:y="-0.445cm" svg:width="1.229cm" svg:height="0.704cm" draw:z-index="2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2"/>
      <text:p text:style-name="P23">Eigenvalue with value <text:span text:style-name="T15">0</text:span> will produce a useless eigenvector, so this case is discarded.</text:p>
      <text:p text:style-name="P23"/>
      <text:p text:style-name="P24">Therefore, the eigenvector of Matrix <draw:frame draw:style-name="fr1" draw:name="Object38" text:anchor-type="as-char" svg:y="-0.445cm" svg:width="0.716cm" svg:height="0.704cm" draw:z-index="22"><draw:object xlink:href="./Object 38" xlink:type="simple" xlink:show="embed" xlink:actuate="onLoad"/><draw:image xlink:href="./ObjectReplacements/Object 38" xlink:type="simple" xlink:show="embed" xlink:actuate="onLoad"/></draw:frame>is: <draw:frame draw:style-name="fr1" draw:name="Object39" text:anchor-type="as-char" svg:y="-0.937cm" svg:width="5.406cm" svg:height="1.725cm" draw:z-index="23"><draw:object xlink:href="./Object 39" xlink:type="simple" xlink:show="embed" xlink:actuate="onLoad"/><draw:image xlink:href="./ObjectReplacements/Object 39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173047608916395" text:continue-numbering="true" text:style-name="Numbering_20_1">
        <text:list-item>
          <text:p text:style-name="Heading"><text:soft-page-break/>Find the Eigenface,<draw:frame draw:style-name="fr1" draw:name="Object42" text:anchor-type="as-char" svg:y="-0.445cm" svg:width="0.716cm" svg:height="0.704cm" draw:z-index="26"><draw:object xlink:href="./Object 42" xlink:type="simple" xlink:show="embed" xlink:actuate="onLoad"/><draw:image xlink:href="./ObjectReplacements/Object 42" xlink:type="simple" xlink:show="embed" xlink:actuate="onLoad"/></draw:frame>.</text:p>
        </text:list-item>
      </text:list>
      <text:p text:style-name="P32"/>
      <text:p text:style-name="P25">Us<text:span text:style-name="T17">ing</text:span> the following equation to find the Eigenface:</text:p>
      <text:p text:style-name="P51"><draw:frame draw:style-name="fr1" draw:name="Object46" text:anchor-type="as-char" svg:y="-0.827cm" svg:width="2.977cm" svg:height="1.425cm" draw:z-index="27"><draw:object xlink:href="./Object 46" xlink:type="simple" xlink:show="embed" xlink:actuate="onLoad"/><draw:image xlink:href="./ObjectReplacements/Object 46" xlink:type="simple" xlink:show="embed" xlink:actuate="onLoad"/></draw:frame> , where<draw:frame draw:style-name="fr2" draw:name="Object27" text:anchor-type="as-char" svg:y="-0.445cm" svg:width="1.326cm" svg:height="0.704cm" draw:z-index="51"><draw:object xlink:href="./Object 27" xlink:type="simple" xlink:show="embed" xlink:actuate="onLoad"/><draw:image xlink:href="./ObjectReplacements/Object 27" xlink:type="simple" xlink:show="embed" xlink:actuate="onLoad"/></draw:frame>, <text:span text:style-name="T16">the number of training faces.</text:span></text:p>
      <text:p text:style-name="P25"/>
      <text:p text:style-name="P25"><draw:frame draw:style-name="fr1" draw:name="Object47" text:anchor-type="as-char" svg:y="-3.526cm" svg:width="10.712cm" svg:height="6.95cm" draw:z-index="28"><draw:object xlink:href="./Object 47" xlink:type="simple" xlink:show="embed" xlink:actuate="onLoad"/><draw:image xlink:href="./ObjectReplacements/Object 47" xlink:type="simple" xlink:show="embed" xlink:actuate="onLoad"/></draw:frame></text:p>
      <text:p text:style-name="P25"><draw:frame draw:style-name="fr1" draw:name="Object48" text:anchor-type="as-char" svg:y="-3.526cm" svg:width="10.709cm" svg:height="6.95cm" draw:z-index="2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26">Therefore, <draw:frame draw:style-name="fr1" draw:name="Object49" text:anchor-type="as-char" svg:y="-1.238cm" svg:width="5.034cm" svg:height="2.529cm" draw:z-index="30"><draw:object xlink:href="./Object 49" xlink:type="simple" xlink:show="embed" xlink:actuate="onLoad"/><draw:image xlink:href="./ObjectReplacements/Object 49" xlink:type="simple" xlink:show="embed" xlink:actuate="onLoad"/></draw:frame></text:p>
      <text:list xml:id="list173047184702256" text:continue-numbering="true" text:style-name="Numbering_20_1">
        <text:list-item>
          <text:p text:style-name="Heading"><text:soft-page-break/>Find training weights <draw:frame draw:style-name="fr1" draw:name="Object50" text:anchor-type="as-char" svg:y="-0.406cm" svg:width="0.958cm" svg:height="0.773cm" draw:z-index="31"><draw:object xlink:href="./Object 50" xlink:type="simple" xlink:show="embed" xlink:actuate="onLoad"/><draw:image xlink:href="./ObjectReplacements/Object 50" xlink:type="simple" xlink:show="embed" xlink:actuate="onLoad"/></draw:frame>.</text:p>
        </text:list-item>
      </text:list>
      <text:p text:style-name="P27"/>
      <text:p text:style-name="P28">Using the following equation<text:span text:style-name="T10">s</text:span> to find the weight:</text:p>
      <text:p text:style-name="P52"><draw:frame draw:style-name="fr1" draw:name="Object53" text:anchor-type="as-char" svg:y="-0.575cm" svg:width="6.923cm" svg:height="0.942cm" draw:z-index="52"><draw:object xlink:href="./Object 53" xlink:type="simple" xlink:show="embed" xlink:actuate="onLoad"/><draw:image xlink:href="./ObjectReplacements/Object 53" xlink:type="simple" xlink:show="embed" xlink:actuate="onLoad"/></draw:frame> , </text:p>
      <text:p text:style-name="P52"><text:span text:style-name="T9">where </text:span><text:span text:style-name="T9"><draw:frame draw:style-name="fr1" draw:name="Object54" text:anchor-type="as-char" svg:y="-0.445cm" svg:width="0.716cm" svg:height="0.704cm" draw:z-index="39"><draw:object xlink:href="./Object 54" xlink:type="simple" xlink:show="embed" xlink:actuate="onLoad"/><draw:image xlink:href="./ObjectReplacements/Object 54" xlink:type="simple" xlink:show="embed" xlink:actuate="onLoad"/></draw:frame></text:span><text:span text:style-name="T9">number of faces in the training dataset.</text:span></text:p>
      <text:p text:style-name="P52"/>
      <text:p text:style-name="P43"><draw:frame draw:style-name="fr1" draw:name="Object51" text:anchor-type="as-char" svg:y="-0.575cm" svg:width="3.291cm" svg:height="0.942cm" draw:z-index="53"><draw:object xlink:href="./Object 51" xlink:type="simple" xlink:show="embed" xlink:actuate="onLoad"/><draw:image xlink:href="./ObjectReplacements/Object 51" xlink:type="simple" xlink:show="embed" xlink:actuate="onLoad"/></draw:frame> ,</text:p>
      <text:p text:style-name="P43"><text:span text:style-name="T8">where </text:span><text:span text:style-name="T8"><draw:frame draw:style-name="fr1" draw:name="Object52" text:anchor-type="as-char" svg:y="-0.4cm" svg:width="0.737cm" svg:height="0.57cm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8">is a face vector from training dataset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9"><text:soft-page-break/>Find the weights for training face 1:</text:p>
      <text:p text:style-name="P29"/>
      <text:p text:style-name="P13"><draw:frame draw:style-name="fr1" draw:name="Object55" text:anchor-type="as-char" svg:y="-6.401cm" svg:width="12.527cm" svg:height="12.515cm" draw:z-index="32"><draw:object xlink:href="./Object 55" xlink:type="simple" xlink:show="embed" xlink:actuate="onLoad"/><draw:image xlink:href="./ObjectReplacements/Object 55" xlink:type="simple" xlink:show="embed" xlink:actuate="onLoad"/></draw:frame></text:p>
      <text:p text:style-name="P13"/>
      <text:p text:style-name="P33">Therefore,</text:p>
      <text:p text:style-name="P13"><draw:frame draw:style-name="fr1" draw:name="Object40" text:anchor-type="as-char" svg:y="-0.577cm" svg:width="6.299cm" svg:height="0.942cm" draw:z-index="35"><draw:object xlink:href="./Object 41" xlink:type="simple" xlink:show="embed" xlink:actuate="onLoad"/><draw:image xlink:href="./ObjectReplacements/Object 41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><text:soft-page-break/>Find the weights for training face 2:</text:p>
      <text:p text:style-name="P30"/>
      <text:p text:style-name="P14"><draw:frame draw:style-name="fr1" draw:name="Object9" text:anchor-type="as-char" svg:y="-6.401cm" svg:width="12.527cm" svg:height="12.515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4"/>
      <text:p text:style-name="P34">Therefore,</text:p>
      <text:p text:style-name="P14"><draw:frame draw:style-name="fr1" draw:name="Object41" text:anchor-type="as-char" svg:y="-0.577cm" svg:width="5.876cm" svg:height="0.942cm" draw:z-index="37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oft-page-break/>Find the weights for training face <text:span text:style-name="T18">3</text:span>:</text:p>
      <text:p text:style-name="P55"/>
      <text:p text:style-name="P46"><draw:frame draw:style-name="fr1" draw:name="Object35" text:anchor-type="as-char" svg:y="-6.401cm" svg:width="12.527cm" svg:height="12.515cm" draw:z-index="5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46"/>
      <text:p text:style-name="P56">Therefore,</text:p>
      <text:p text:style-name="P46"><draw:frame draw:style-name="fr1" draw:name="Object34" text:anchor-type="as-char" svg:y="-0.577cm" svg:width="5.787cm" svg:height="0.942cm" draw:z-index="5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6"/>
      <text:p text:style-name="P57">Thus, the weight for training faces in the training dataset is:</text:p>
      <text:p text:style-name="P57"><draw:frame draw:style-name="fr2" draw:name="Object36" text:anchor-type="as-char" svg:y="-0.706cm" svg:width="7.68cm" svg:height="1.252cm" draw:z-index="56"><draw:object xlink:href="./Object 36" xlink:type="simple" xlink:show="embed" xlink:actuate="onLoad"/><draw:image xlink:href="./ObjectReplacements/Object 3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" style:family="paragraph" style:parent-style-name="Standard" style:next-style-name="Text_20_body" style:list-style-name="Numbering_20_1" style:class="text">
      <loext:graphic-properties draw:fill-image-width="0cm" draw:fill-image-height="0cm"/>
      <style:paragraph-properties fo:margin-top="0.423cm" fo:margin-bottom="0.212cm" loext:contextual-spacing="false" fo:keep-with-next="always" text:number-lines="false" text:line-number="0">
        <style:tab-stops/>
      </style:paragraph-properties>
      <style:text-properties style:font-name="Liberation Mono" fo:font-family="'Liberation Mono'" style:font-style-name="Regular" style:font-family-generic="modern" style:font-pitch="fixed" fo:font-size="10pt" style:text-underline-style="none" fo:font-weight="normal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/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list-style-name="" style:class="chapter">
      <style:paragraph-properties fo:text-align="center" style:justify-single-word="false"/>
      <style:text-properties style:font-name="Liberation Mono" fo:font-family="'Liberation Mono'" style:font-style-name="Regular" style:font-family-generic="modern" style:font-pitch="fixed" fo:font-size="10pt" fo:language="en" fo:country="GB" fo:font-weight="normal" fo:background-color="transparent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1cm" fo:margin-right="0cm" fo:text-indent="0cm" style:auto-text-indent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 fo:padding="0.15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STEP " style:num-suffix=":" style:num-format="1">
        <style:list-level-properties text:list-level-position-and-space-mode="label-alignment">
          <style:list-level-label-alignment text:label-followed-by="space" fo:text-indent="-1.7cm" fo:margin-left="1.7cm"/>
        </style:list-level-properties>
      </text:list-level-style-number>
      <text:list-level-style-number text:level="2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STEP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4.001cm" fo:margin-right="2cm" fo:border="none" fo:padding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ext:p text:style-name="MP2"/>
        <text:p text:style-name="MP2"><text:page-number text:select-page="current">15</text:page-number> /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38:35.586016999</meta:creation-date>
    <dc:date>2016-05-04T17:30:45.696672058</dc:date>
    <meta:editing-duration>P1DT15H13M27S</meta:editing-duration>
    <meta:editing-cycles>618</meta:editing-cycles>
    <meta:generator>LibreOffice/5.0.5.2$FreeBSD_X86_64 LibreOffice_project/00m0$Build-2</meta:generator>
    <meta:document-statistic meta:table-count="3" meta:image-count="0" meta:object-count="54" meta:page-count="15" meta:paragraph-count="62" meta:word-count="261" meta:character-count="1567" meta:non-whitespace-character-count="1286"/>
  </office:meta>
</office:document-meta>
</file>

<file path=Object 1/content.xml><?xml version="1.0" encoding="utf-8"?>
<math xmlns="http://www.w3.org/1998/Math/MathML" display="block">
  <semantics>
    <mrow>
      <msub>
        <mi mathvariant="normal">T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9</mn>
              </mtd>
              <mtd>
                <mn>5</mn>
              </mtd>
            </mtr>
          </mtable>
        </mrow>
        <mo fence="true" stretchy="true">]</mo>
      </mrow>
    </mrow>
    <annotation encoding="StarMath 5.0">T_1 = left [ matrix{3 # 1 ## 9 # 5} right ]</annotation>
  </semantics>
</math>
</file>

<file path=Object 10/content.xml><?xml version="1.0" encoding="utf-8"?>
<math xmlns="http://www.w3.org/1998/Math/MathML" display="block">
  <semantics>
    <mrow>
      <msub>
        <mi mathvariant="normal">Φ</mi>
        <mi>i</mi>
      </msub>
      <mrow>
        <mtext> </mtext>
        <mo stretchy="false">=</mo>
        <mtext> </mtext>
      </mrow>
      <mrow>
        <msub>
          <mi mathvariant="normal">Γ</mi>
          <mi>i</mi>
        </msub>
        <mo stretchy="false">−</mo>
        <mi mathvariant="normal">Ψ</mi>
      </mrow>
    </mrow>
    <annotation encoding="StarMath 5.0">%PHI_i " " = " " %GAMMA_i - %PSI</annotation>
  </semantics>
</math>
</file>

<file path=Object 11/content.xml><?xml version="1.0" encoding="utf-8"?>
<math xmlns="http://www.w3.org/1998/Math/MathML" display="block">
  <semantics>
    <msub>
      <mi mathvariant="normal">Φ</mi>
      <mi mathvariant="normal">i</mi>
    </msub>
    <annotation encoding="StarMath 5.0">%PHI_i</annotation>
  </semantics>
</math>
</file>

<file path=Object 12/content.xml><?xml version="1.0" encoding="utf-8"?>
<math xmlns="http://www.w3.org/1998/Math/MathML" display="block">
  <semantics>
    <mtable>
      <mtr>
        <mtd>
          <msub>
            <mi mathvariant="normal">Φ</mi>
            <mn>1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1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9</mn>
                      </mtd>
                    </mtr>
                    <mtr>
                      <mtd>
                        <mn>5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2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2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2</mn>
                      </mtd>
                    </mtr>
                    <mtr>
                      <mtd>
                        <mn>1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2</mn>
                      </mrow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sub>
            <mi mathvariant="normal">Φ</mi>
            <mn>3</mn>
          </msub>
        </mtd>
        <mtd>
          <mrow>
            <mrow/>
            <mo stretchy="false">=</mo>
            <mrow/>
          </mrow>
        </mtd>
        <mtd>
          <mrow>
            <mtext/>
            <mrow>
              <msub>
                <mi mathvariant="normal">Γ</mi>
                <mn>3</mn>
              </msub>
              <mo stretchy="false">−</mo>
              <mi mathvariant="normal">Ψ</mi>
            </mrow>
            <mrow>
              <mtext> </mtext>
              <mo stretchy="false">=</mo>
              <mtext> </mtext>
            </mrow>
            <mrow>
              <mrow>
                <mo fence="true" stretchy="true">[</mo>
                <mrow>
                  <mtable>
                    <mtr>
                      <mtd>
                        <mn>7</mn>
                      </mtd>
                    </mtr>
                    <mtr>
                      <mtd>
                        <mn>4</mn>
                      </mtd>
                    </mtr>
                    <mtr>
                      <mtd>
                        <mn>5</mn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
    %PHI_1 #{}={}# "" %GAMMA_1 - %PSI
    " " = " "
        left[ matrix{ 3 ## 1 ## 9 ## 5 } right] -
        left[ matrix{ 4 ## 2 ## 19/3 ## 10/3 } right]
    " " = " "
        left[ matrix{ -1 ## -1 ## 8/3 ## 5/3 } right] ##

    %PHI_2 #{}={}# "" %GAMMA_2 - %PSI
    " " = " "
        left[ matrix{ 2 ## 1 ## 5 ## 2 } right] -
        left[ matrix{ 4 ## 2 ## 19/3 ## 10/3 } right]
    " " = " "
        left[ matrix{ -2 ## -1 ## -4/3 ## -4/3 } right] ##

    %PHI_3 #{}={}# "" %GAMMA_3 - %PSI
    " " = " "
        left[ matrix{ 7 ## 4 ## 5 ## 3 } right] -
        left[ matrix{ 4 ## 2 ## 19/3 ## 10/3 } right]
    " " = " "
        left[ matrix{ 3 ## 2 ## -4/3 ## -1/3 } right]

}</annotation>
  </semantics>
</math>
</file>

<file path=Object 13/content.xml><?xml version="1.0" encoding="utf-8"?>
<math xmlns="http://www.w3.org/1998/Math/MathML" display="block">
  <semantics>
    <mi mathvariant="normal">M</mi>
    <annotation encoding="StarMath 5.0">M</annotation>
  </semantics>
</math>
</file>

<file path=Object 14/content.xml><?xml version="1.0" encoding="utf-8"?>
<math xmlns="http://www.w3.org/1998/Math/MathML" display="block">
  <semantics>
    <mi mathvariant="normal">L</mi>
    <annotation encoding="StarMath 5.0">L</annotation>
  </semantics>
</math>
</file>

<file path=Object 15/content.xml><?xml version="1.0" encoding="utf-8"?>
<math xmlns="http://www.w3.org/1998/Math/MathML" display="block">
  <semantics>
    <mi mathvariant="normal">L</mi>
    <annotation encoding="StarMath 5.0">L</annotation>
  </semantics>
</math>
</file>

<file path=Object 16/content.xml><?xml version="1.0" encoding="utf-8"?>
<math xmlns="http://www.w3.org/1998/Math/MathML" display="block">
  <semantics>
    <mtable>
      <mtr>
        <mtd>
          <mi mathvariant="normal">L</mi>
        </mtd>
        <mtd>
          <mrow>
            <mrow/>
            <mo stretchy="false">=</mo>
            <mrow/>
          </mrow>
        </mtd>
        <mtd>
          <mrow>
            <mtext/>
            <msup>
              <mi mathvariant="normal">Φ</mi>
              <mi mathvariant="normal">T</mi>
            </msup>
            <mi mathvariant="normal">Φ</mi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n>5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o stretchy="false">−</mo>
                        <mn>2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10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n>7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  <mtd>
                      <mrow>
                        <mn>134</mn>
                        <mo stretchy="false">/</mo>
                        <mn>9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 
    L  #{}={}# "" %PHI^T %PHI ##
    
    "" #{}={}# ""
        left[ matrix{ -1#-1#8/3#5/3 ## -2#-1#-4/3#-4/3 ## 3#2#-4/3#-1/3 } right]
        left[ matrix{ -1#-2#3 ## -1#-1#2 ## 8/3#-4/3#-4/3 ## 5/3#-4/3#-1/3} right] ##
    
    "" #{}={}# ""
        left[ matrix{ 107/9#-25/9#-82/9 ## -25/9#77/9#-52/9 ## -82/9#-52/9#134/9 }
        right]
}</annotation>
  </semantics>
</math>
</file>

<file path=Object 17/content.xml><?xml version="1.0" encoding="utf-8"?>
<math xmlns="http://www.w3.org/1998/Math/MathML" display="block">
  <semantics>
    <mi mathvariant="normal">v</mi>
    <annotation encoding="StarMath 5.0">v</annotation>
  </semantics>
</math>
</file>

<file path=Object 18/content.xml><?xml version="1.0" encoding="utf-8"?>
<math xmlns="http://www.w3.org/1998/Math/MathML" display="block">
  <semantics>
    <mtable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i mathvariant="normal">I</mi>
                    <mo stretchy="false">−</mo>
                    <mi mathvariant="normal">L</mi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i mathvariant="normal">λ</mi>
                  <mrow>
                    <mrow>
                      <mo fence="true" stretchy="true">[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−</mo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10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7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134</mn>
                                <mo stretchy="false">/</mo>
                                <mn>9</mn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i>det</mi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λ</mi>
                            <mo stretchy="false">−</mo>
                            <mrow>
                              <mn>10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7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25</mn>
                          <mo stretchy="false">/</mo>
                          <mn>9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8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25</mn>
                        <mo stretchy="false">/</mo>
                        <mn>9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82</mn>
                        <mo stretchy="false">/</mo>
                        <mn>9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sup>
                        <mi mathvariant="normal">λ</mi>
                        <mn>2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i mathvariant="normal">λ</mi>
                      <mo stretchy="false">+</mo>
                      <mn>94</mn>
                    </mrow>
                  </mrow>
                </mrow>
                <mo fence="true" stretchy="false">]</mo>
              </mrow>
              <mo stretchy="false">−</mo>
              <mrow/>
            </mrow>
          </mrow>
        </mtd>
      </mtr>
      <mtr>
        <mtd>
          <mrow>
            <mtext/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n>25</mn>
                      <mo stretchy="false">/</mo>
                      <mn>9</mn>
                    </mrow>
                    <mrow>
                      <mi mathvariant="normal">λ</mi>
                      <mo stretchy="false">−</mo>
                      <mn>94</mn>
                    </mrow>
                  </mrow>
                </mrow>
                <mo fence="true" stretchy="false">]</mo>
              </mrow>
              <mo stretchy="false">+</mo>
              <mrow/>
            </mrow>
          </mrow>
        </mtd>
      </mtr>
      <mtr>
        <mtd>
          <mrow>
            <mtext/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row>
                      <mo stretchy="false">−</mo>
                      <mn>82</mn>
                    </mrow>
                    <mo stretchy="false">/</mo>
                    <mn>9</mn>
                  </mrow>
                  <mrow>
                    <mi mathvariant="normal">λ</mi>
                    <mo stretchy="false">+</mo>
                    <mn>94</mn>
                  </mrow>
                </mrow>
              </mrow>
              <mo fence="true" stretchy="false">]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n>94</mn>
                    </mrow>
                    <mrow>
                      <mi mathvariant="normal">λ</mi>
                      <mo stretchy="false">−</mo>
                      <mrow>
                        <mn>107</mn>
                        <mo stretchy="false">/</mo>
                        <mn>9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22577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sup>
                        <mi mathvariant="normal">λ</mi>
                        <mn>3</mn>
                      </msup>
                      <mo stretchy="false">−</mo>
                      <mrow>
                        <mn>106</mn>
                        <mo stretchy="false">/</mo>
                        <mn>3</mn>
                      </mrow>
                    </mrow>
                    <mrow>
                      <msup>
                        <mi mathvariant="normal">λ</mi>
                        <mn>2</mn>
                      </msup>
                      <mo stretchy="false">+</mo>
                      <mrow>
                        <mn>30191</mn>
                        <mo stretchy="false">/</mo>
                        <mn>81</mn>
                      </mrow>
                    </mrow>
                    <mrow>
                      <mi mathvariant="normal">λ</mi>
                      <mo stretchy="false">−</mo>
                      <mrow>
                        <mn>10058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−</mo>
              <mrow/>
            </mrow>
          </mrow>
        </mtd>
      </mtr>
      <mtr>
        <mtd>
          <mrow>
            <mtext/>
            <mrow>
              <mrow>
                <mo fence="true" stretchy="false">(</mo>
                <mrow>
                  <mrow>
                    <mrow>
                      <mn>625</mn>
                      <mo stretchy="false">/</mo>
                      <mn>81</mn>
                    </mrow>
                    <mrow>
                      <mi mathvariant="normal">λ</mi>
                      <mo stretchy="false">−</mo>
                      <mrow>
                        <mn>2350</mn>
                        <mo stretchy="false">/</mo>
                        <mn>9</mn>
                      </mrow>
                    </mrow>
                  </mrow>
                </mrow>
                <mo fence="true" stretchy="false">)</mo>
              </mrow>
              <mo stretchy="false">+</mo>
              <mrow/>
            </mrow>
          </mrow>
        </mtd>
      </mtr>
      <mtr>
        <mtd>
          <mrow>
            <mtext/>
            <mrow>
              <mo fence="true" stretchy="false">(</mo>
              <mrow>
                <mrow>
                  <mrow>
                    <mrow>
                      <mo stretchy="false">−</mo>
                      <mn>6724</mn>
                    </mrow>
                    <mo stretchy="false">/</mo>
                    <mn>81</mn>
                  </mrow>
                  <mrow>
                    <mi mathvariant="normal">λ</mi>
                    <mo stretchy="false">+</mo>
                    <mrow>
                      <mn>7708</mn>
                      <mo stretchy="false">/</mo>
                      <mn>9</mn>
                    </mrow>
                  </mrow>
                </mrow>
              </mrow>
              <mo fence="true" stretchy="false">)</mo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row>
                <mn>30191</mn>
                <mo stretchy="false">/</mo>
                <mn>81</mn>
              </mrow>
            </mrow>
            <mrow>
              <mi mathvariant="normal">λ</mi>
              <mo stretchy="false">−</mo>
              <mrow>
                <mn>625</mn>
                <mo stretchy="false">/</mo>
                <mn>81</mn>
              </mrow>
            </mrow>
            <mrow>
              <mi mathvariant="normal">λ</mi>
              <mo stretchy="false">−</mo>
              <mtext/>
            </mrow>
            <mrow>
              <mn>6724</mn>
              <mo stretchy="false">/</mo>
              <mn>81</mn>
            </mrow>
            <mrow>
              <mi mathvariant="normal">λ</mi>
              <mo stretchy="false">−</mo>
              <mrow/>
            </mrow>
          </mrow>
        </mtd>
      </mtr>
      <mtr>
        <mtd>
          <mrow>
            <mtext/>
            <mrow>
              <mrow>
                <mn>10058</mn>
                <mo stretchy="false">/</mo>
                <mn>9</mn>
              </mrow>
              <mo stretchy="false">+</mo>
              <mrow>
                <mn>2350</mn>
                <mo stretchy="false">/</mo>
                <mn>9</mn>
              </mrow>
              <mo stretchy="false">+</mo>
              <mrow>
                <mn>7708</mn>
                <mo stretchy="false">/</mo>
                <mn>9</mn>
              </mrow>
            </mrow>
            <mrow>
              <mtext> </mtext>
              <mo stretchy="false">=</mo>
              <mtext> </mtext>
            </mrow>
            <mn>0</mn>
          </mrow>
        </mtd>
      </mtr>
      <mtr>
        <mtd>
          <mtext> </mtext>
        </mtd>
      </mtr>
      <mtr>
        <mtd>
          <mrow>
            <mtext/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n>282</mn>
            </mrow>
            <mrow>
              <mi mathvariant="normal">λ</mi>
              <mo stretchy="false">+</mo>
              <mn>0</mn>
            </mrow>
            <mrow>
              <mtext> </mtext>
              <mo stretchy="false">=</mo>
              <mtext> </mtext>
            </mrow>
            <mn>0</mn>
          </mrow>
        </mtd>
      </mtr>
    </mtable>
    <annotation encoding="StarMath 5.0">alignl matrix{

    "" det left ( %lambda I - L right ) " " = " " 0 ##
    " "##
    
    "" det left( 
        %lambda left[ matrix{1#0#0 ## 0#1#0 ## 0#0#1 } right] -
        left[ matrix{ 107/9#-25/9#-82/9 ## -25/9#77/9#-52/9 ## -82/9#-52/9#134/9} right]
    right) " " = " " 0 ##
    " "##

    "" det left( left[
        matrix{ %lambda-107/9 # 25/9         # 82/9 ##
                25/9          # %lambda-77/9 # 52/9 ##
                82/9          # 52/9         # %lambda-134/9 }
    right] right) " " = " " 0 ##
    " "##

    "" (%lambda-107/9)[ (%lambda-77/9)(%lambda-134/9)-(52/9)(52/9) ] - {}##
    "" 25/9[ (25/9)(%lambda-134/9)-(52/9)(82/9) ] + {}##
    "" 82/9[ (25/9)(52/9)-(%lambda-77/9)(82/9) ] " " = " " 0 ##
    " "##

    "" (%lambda-107/9)[ %lambda^2 - 211/9 %lambda + 94] - {}##
    "" 25/9[ 25/9 %lambda - 94 ] + {}##
    "" 82/9[ -82/9 %lambda + 94 ] " " = " " 0 ##
    " "##
        
    "" ( %lambda^3 - 211/9%lambda^2 + 94%lambda - 107/9%lambda^2 +
           22577/81 %lambda - 10058/9 ) - {}##
    "" ( 625/81%lambda - 2350/9 ) + {}##
    "" ( -6724/81%lambda + 7708/9 ) " " = " " 0 ##
    " "##

    "" ( %lambda^3 - 106/3%lambda^2 + 30191/81%lambda - 10058/9 ) - {}##
    "" ( 625/81%lambda - 2350/9 ) + {}##
    "" ( -6724/81%lambda + 7708/9 ) " " = " " 0 ##
    " "##

    "" %lambda^3 - 106/3%lambda^2 + 30191/81%lambda - 625/81%lambda -
    "" 6724/81%lambda - {}##
    "" 10058/9 + 2350/9 + 7708/9 " " = " " 0 ##
    " "##

    "" %lambda^3 - 106/3%lambda^2 + 282%lambda + 0 " " = " " 0
}</annotation>
  </semantics>
</math>
</file>

<file path=Object 19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0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12.1793</mn>
        </mtd>
      </mtr>
    </mtable>
    <annotation encoding="StarMath 5.0">matrix{ 
    alignr %lambda_1 # {}={} # alignl 23.1540 ##
    alignr %lambda_2 # {}={} # alignl 0 ##
    alignr %lambda_3 # {}={} # alignl 12.1793
}</annotation>
  </semantics>
</math>
</file>

<file path=Object 2/content.xml><?xml version="1.0" encoding="utf-8"?>
<math xmlns="http://www.w3.org/1998/Math/MathML" display="block">
  <semantics>
    <mrow>
      <msub>
        <mi mathvariant="normal">T</mi>
        <mn>2</mn>
      </msub>
      <mo stretchy="false">=</mo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5</mn>
              </mtd>
              <mtd>
                <mn>2</mn>
              </mtd>
            </mtr>
          </mtable>
        </mrow>
        <mo fence="true" stretchy="true">]</mo>
      </mrow>
    </mrow>
    <annotation encoding="StarMath 5.0">T_2 = left[ matrix{2 # 1 ## 5 # 2} right]</annotation>
  </semantics>
</math>
</file>

<file path=Object 20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12.1793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 
    alignr %lambda_1 # {}={} # alignl 23.1540 ##
    alignr %lambda_2 # {}={} # alignl 12.1793 ##
    alignr %lambda_3 # {}={} # alignl 0
}</annotation>
  </semantics>
</math>
</file>

<file path=Object 21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2/content.xml><?xml version="1.0" encoding="utf-8"?>
<math xmlns="http://www.w3.org/1998/Math/MathML" display="block">
  <semantics>
    <mrow>
      <mi mathvariant="normal">λ</mi>
      <mrow>
        <mtext/>
        <mo stretchy="false">=</mo>
        <mtext/>
      </mrow>
      <mn>23.1540</mn>
    </mrow>
    <annotation encoding="StarMath 5.0">%lambda "" = "" 23.1540</annotation>
  </semantics>
</math>
</file>

<file path=Object 23/content.xml><?xml version="1.0" encoding="utf-8"?>
<math xmlns="http://www.w3.org/1998/Math/MathML" display="block">
  <semantics>
    <mtable>
      <mtr>
        <mtd>
          <mi mathvariant="normal">B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row>
                          <mi mathvariant="normal">I</mi>
                          <mo stretchy="false">−</mo>
                          <mi mathvariant="normal">L</mi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i mathvariant="normal">λ</mi>
                        <mo stretchy="false">−</mo>
                        <mrow>
                          <mn>107</mn>
                          <mo stretchy="false">/</mo>
                          <mn>9</mn>
                        </mrow>
                      </mrow>
                    </mtd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n>8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25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77</mn>
                          <mo stretchy="false">/</mo>
                          <mn>9</mn>
                        </mrow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</mtr>
                  <mtr>
                    <mtd>
                      <mrow>
                        <mn>82</mn>
                        <mo stretchy="false">/</mo>
                        <mn>9</mn>
                      </mrow>
                    </mtd>
                    <mtd>
                      <mrow>
                        <mn>52</mn>
                        <mo stretchy="false">/</mo>
                        <mn>9</mn>
                      </mrow>
                    </mtd>
                    <mtd>
                      <mrow>
                        <mi mathvariant="normal">λ</mi>
                        <mo stretchy="false">−</mo>
                        <mrow>
                          <mn>134</mn>
                          <mo stretchy="false">/</mo>
                          <mn>9</mn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B  #{}={}# " " left [ matrix{ %lambda I - L } right ] ##
    "" #{}={}# " " left[ matrix{
        %lambda - 107/9 # 25/9 # 82/9 ##
        25/9 # %lambda-77/9 # 52/9 ##
        82/9 # 52/9 # %lambda-134/9
    } right]
}</annotation>
  </semantics>
</math>
</file>

<file path=Object 24/content.xml><?xml version="1.0" encoding="utf-8"?>
<math xmlns="http://www.w3.org/1998/Math/MathML" display="block">
  <semantics>
    <mrow>
      <mi>Bx</mi>
      <mrow>
        <mtext/>
        <mo stretchy="false">=</mo>
        <mtext/>
      </mrow>
      <mn>0</mn>
    </mrow>
    <annotation encoding="StarMath 5.0">Bx "" = "" 0</annotation>
  </semantics>
</math>
</file>

<file path=Object 25/content.xml><?xml version="1.0" encoding="utf-8"?>
<math xmlns="http://www.w3.org/1998/Math/MathML" display="block">
  <semantics>
    <mtable>
      <mtr>
        <mtd columnalign="right">
          <mtable>
            <mtr>
              <mtd>
                <mrow>
                  <mtext/>
                  <mi>Bx</mi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n>23.1540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11.2651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n>13.913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0.246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n>3.5310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02</mn>
                            </mrow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02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    "" Bx #{}={}# 0 ##

    ""left [ matrix{
      %lambda - 107/9 # 25/9 # 82/9 ##
      25/9 # %lambda-77/9 # 52/9 ##
      82/9 # 52/9 # %lambda-134/9
    } right]
    left[ matrix{ x_1 ## x_2 ## x_3 } right] #{}={}#
    left[ matrix{0 ## 0 ## 0} right] ##

    "" left [ matrix{
        23.1540-107/9 # 25/9 # 82/9 ##
        25/9 # 23.1540-77/9 # 52/9 ##
        82/9 # 52/9 # 23.1540-134/9
    } right]
    left[ matrix{ x_1 ## x_2 ## x_3 } right] #{}={}#
    left[ matrix{0 ## 0 ## 0} right] ##

    "" left [ matrix{
        11.2651 # 25/9 # 82/9 ##
        25/9 # 14.5984 # 52/9 ##
        82/9 # 52/9 # 8.2651
    } right]
    left[ matrix{ x_1 ## x_2 ## x_3 } right] #{}={}#
    left[ matrix{0 ## 0 ## 0} right]
}

newline newline

alignr matrix{

    matrix{ " " }
    left[ matrix{
        11.2651 # 25/9    # 82/9   ##
        25/9    # 14.5984 # 52/9   ##
        82/9    # 52/9    # 8.2651
    } right rline
    left none matrix{ 0 ## 0 ## 0 } right] ##
        
    matrix{ underline {R_1/11.2651} }        
    left[ matrix{
        1    # 0.2466  # 0.8088 ##
        25/9 # 14.5984 # 52/9   ##
        82/9 # 52/9    # 8.2651
    } right rline
    left none matrix{ 0 ## 0 ## 0 } right] ##

    matrix{ underline {R_2-25/9R_1} }
    left[ matrix{
        1    # 0.2466  # 0.8088 ##
        0    # 13.9134 # 3.5311 ##
        82/9 # 52/9    # 8.2651
    } right rline
    left none matrix{ 0 ## 0 ## 0 } right] ##
   
    matrix{ underline {R_3-82/9R_1} }       
    left[ matrix{
        1    # 0.2466  # 0.8088 ##
        0    # 13.9134 # 3.5311 ##
        0    # 3.5310  # 0.8960
    } right rline
    left none matrix{ 0 ## 0 ## 0 } right] ##
        
    matrix{ underline {R_2/13.9134} }        
    left[ matrix{
        1    # 0.2466  # 0.8088 ##
        0    # 1       # 0.2538 ##
        0    # 3.5310  # 0.8960
    } right rline
    left none matrix{ 0 ## 0 ## 0 } right] ##
        
    matrix{ underline {R_1-0.2466R_2} }        
    left[ matrix{
        1    # 0       # 0.7462 ##
        0    # 1       # 0.2538 ##
        0    # 3.5310  # 0.8960
    } right rline
    left none matrix{ 0 ## 0 ## 0 } right] ##
        
    matrix{ underline {R_3-3.5310R_2} }        
    left[ matrix{
        1    # 0  # 0.7462  ##
        0    # 1  # 0.2538  ##
        0    # 0  # -0.0002
    } right rline
    left none matrix{ 0 ## 0 ## 0 } right] ##

    matrix{ underline {R_3/-0.0002} }        
    left[ matrix{
        1    # 0  # 0.7462  ##
        0    # 1  # 0.2538  ##
        0    # 0  # 1
    } right rline
    left none matrix{ 0 ## 0 ## 0 } right]
}</annotation>
  </semantics>
</math>
</file>

<file path=Object 26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+</mo>
                    <mn>0.7462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0.2538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7462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0.2538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1</mn>
                  </mfrac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row>
                              <mo stretchy="false">−</mo>
                              <mn>0.7462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.2538</mn>
                            </mrow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+ 0.7462x_3 #{}={}# 0 ##
    x_2 + 0.2538x_3 #{}={}# 0 ##
    x_3  #{}={}# 1
}

newline newline 

alignl matrix{
    x_1 # {}={} # -0.7462( 1 ) ##
    x_2 # {}={} # -0.2538( 1 ) ##
    x_3 # {}={} # 1
}

newline newline

matrix{
    v_1 #{}={}# "" 1 over{ max left rline x_1 , x_2 , x_3 right rline }
    left [ matrix{ x_1 ## x_2 ## x_3 } right ] ##

    ""  #{}={}# "" 1 over{ 1 }
    left [ matrix{ -0.7462 ## -0.2538 ## 1 } right ] ##

    ""  #{}={}# "" left [ matrix{ -0.7462 ## -0.2538 ## 1 } right ]
}</annotation>
  </semantics>
</math>
</file>

<file path=Object 27/content.xml><?xml version="1.0" encoding="utf-8"?>
<math xmlns="http://www.w3.org/1998/Math/MathML" display="block">
  <semantics>
    <mrow>
      <mi mathvariant="normal">M</mi>
      <mrow>
        <mtext/>
        <mo stretchy="false">=</mo>
        <mtext/>
      </mrow>
      <mn>3</mn>
    </mrow>
    <annotation encoding="StarMath 5.0">M "" = "" 3</annotation>
  </semantics>
</math>
</file>

<file path=Object 28/content.xml><?xml version="1.0" encoding="utf-8"?>
<math xmlns="http://www.w3.org/1998/Math/MathML" display="block">
  <semantics>
    <mrow>
      <msub>
        <mi mathvariant="normal">v</mi>
        <mn>1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</mtr>
            <mtr>
              <mtd>
                <mrow>
                  <mo stretchy="false">−</mo>
                  <mn>0.2538</mn>
                </mrow>
              </mtd>
            </mtr>
            <mtr>
              <mtd>
                <mn>1.0000</mn>
              </mtd>
            </mtr>
          </mtable>
        </mrow>
        <mo fence="true" stretchy="true">]</mo>
      </mrow>
    </mrow>
    <annotation encoding="StarMath 5.0">v_1 " " = " "
left[ matrix {
    -0.7462 ## -0.2538 ## 1.0000
} right]</annotation>
  </semantics>
</math>
</file>

<file path=Object 2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3/content.xml><?xml version="1.0" encoding="utf-8"?>
<math xmlns="http://www.w3.org/1998/Math/MathML" display="block">
  <semantics>
    <mrow>
      <msub>
        <mi mathvariant="normal">T</mi>
        <mn>3</mn>
      </msub>
      <mo stretchy="false">=</mo>
      <mrow>
        <mo fence="true" stretchy="true">[</mo>
        <mrow>
          <mtable>
            <mtr>
              <mtd>
                <mn>7</mn>
              </mtd>
              <mtd>
                <mn>4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stretchy="true">]</mo>
      </mrow>
    </mrow>
    <annotation encoding="StarMath 5.0">T_3 = left[ matrix{7 # 4 ## 5 # 3} right]</annotation>
  </semantics>
</math>
</file>

<file path=Object 30/content.xml><?xml version="1.0" encoding="utf-8"?>
<math xmlns="http://www.w3.org/1998/Math/MathML" display="block">
  <semantics>
    <mtable>
      <mtr>
        <mtd columnalign="right">
          <mtable>
            <mtr>
              <mtd>
                <mi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12.1793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1</mn>
                            </msub>
                            <mo stretchy="false">/</mo>
                            <mn>0.290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 mathvariant="normal"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2</mn>
                            </msub>
                            <mo stretchy="false">/</mo>
                            <mrow>
                              <mo stretchy="false">−</mo>
                              <mn>22.9469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1</mn>
                              </msub>
                              <mo stretchy="false">−</mo>
                              <mn>9.5654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 mathvariant="normal">R</mi>
                                <mn>3</mn>
                              </msub>
                              <mo stretchy="false">+</mo>
                              <mn>81.3736</mn>
                            </mrow>
                            <msub>
                              <mi mathvariant="normal"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54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 mathvariant="normal">R</mi>
                              <mn>3</mn>
                            </msub>
                            <mo stretchy="false">/</mo>
                            <mrow>
                              <mo stretchy="false">−</mo>
                              <mn>0.0054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 ]
    left [ matrix{ x_1 ## x_2 ## x_3 } right ] # {}={} #
    left [ matrix{0 ## 0 ## 0} right ] ##

    left [ matrix{
        12.1793-107/9 # 25/9         # 82/9 ##
        25/9          # 12.1793-77/9 # 52/9 ##
        82/9          # 52/9         # 12.1793-134/9
    } right]
    left [ matrix{ x_1 ## x_2 ## x_3 } right ] # {}={} #
    left [ matrix{ 0 ## 0 ## 0 } right ] ##

    left [ matrix{
        0.2904 # 25/9   # 82/9    ##
        25/9   # 3.6237 # 52/9    ##
        82/9   # 52/9   # -2.7096
    } right]
    left [ matrix{ x_1 ## x_2 ## x_3 } right ] # {}={} #
    left [ matrix{ 0 ## 0 ## 0 } right ]
}

newline newline

alignr matrix{

    matrix{ " " }
    left [ matrix{
        0.2904 # 25/9   # 82/9    ##
        25/9   # 3.6237 # 52/9    ##
        82/9   # 52/9   # -2.7096
    } right none
    left rline matrix{ 0 ## 0 ## 0 } right ] ##

    matrix{ underline{R_1/0.2904} }
    left [ matrix{
        1 # 9.5654 # 31.3743 ##
        25/9 # 3.6237 # 52/9 ##
        82/9 # 52/9 # -2.7096
    } right none
    left rline matrix{ 0 ## 0 ## 0 } right ] ##

    matrix{ underline{R_2-25/9R_1} }
    left [ matrix{
        1 # 9.5654 # 31.3743 ##
        0 # -22.9469 # -81.3731 ##
        82/9 # 52/9 # -2.7096
    } right none
    left rline matrix{ 0 ## 0 ## 0 } right ] ##

    matrix{ underline{R_3-82/9R_1} }
    left [ matrix{
        1 # 9.5654 # 31.3743 ##
        0 # -22.9469 # -81.3731 ##
        0 # -81.3736 # -288.5643
    } right none
    left rline matrix{ 0 ## 0 ## 0 } right ] ##

    matrix{ underline{R_2/-22.9469} }
    left [ matrix{
        1 # 9.5654   # 31.3743 ##
        0 # 1        # 3.5461  ##
        0 # -81.3736 # -288.5643
    } right none
    left rline matrix{ 0 ## 0 ## 0 } right ] ##

    matrix{ underline{R_1-9.5654R_2} }
    left [ matrix {
        1 # 0        # -2.5456   ##
        0 # 1        # 3.5461    ##
        0 # -81.3736 # -288.5643
    } right none
    left rline matrix{ 0 ## 0 ## 0 } right ] ##

    matrix{ underline{R_3+81.3736R_2} }
    left [ matrix{
        1 # 0 # -2.5456 ##
        0 # 1 # 3.5461  ##
        0 # 0 # -0.0054
    } right none
    left rline matrix{ 0 ## 0 ## 0 } right ] ##

    matrix{ underline{R_3/-0.0054} }
    left [ matrix{
        1 # 0 # -2.5456 ##
        0 # 1 # 3.5461  ##
        0 # 0 # 1
    } right none
    left rline matrix{ 0 ## 0 ## 0 } right ]
}</annotation>
  </semantics>
</math>
</file>

<file path=Object 31/content.xml><?xml version="1.0" encoding="utf-8"?>
<math xmlns="http://www.w3.org/1998/Math/MathML" display="block">
  <semantics>
    <mtable>
      <mtr>
        <mtd columnalign="left">
          <mtable>
            <mtr>
              <mtd>
                <mrow>
                  <mrow>
                    <msub>
                      <mi mathvariant="normal">x</mi>
                      <mn>1</mn>
                    </msub>
                    <mo stretchy="false">−</mo>
                    <mn>2.5456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row>
                  <mrow>
                    <msub>
                      <mi mathvariant="normal">x</mi>
                      <mn>2</mn>
                    </msub>
                    <mo stretchy="false">+</mo>
                    <mn>3.5461</mn>
                  </mrow>
                  <msub>
                    <mi mathvariant="normal">x</mi>
                    <mn>3</mn>
                  </msub>
                </mrow>
              </mtd>
              <mtd>
                <mrow>
                  <mrow/>
                  <mo stretchy="false">=</mo>
                  <mrow/>
                </mrow>
              </mtd>
              <mtd>
                <mn>0</mn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 columnalign="left">
          <mtable>
            <mtr>
              <mtd>
                <msub>
                  <mi mathvariant="normal">x</mi>
                  <mn>1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n>2.5456</mn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row>
                    <mo stretchy="false">−</mo>
                    <mn>3.5461</mn>
                  </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</mrow>
              </mtd>
            </mtr>
            <mtr>
              <mtd>
                <msub>
                  <mi mathvariant="normal">x</mi>
                  <mn>3</mn>
                </msub>
              </mtd>
              <mtd>
                <mrow>
                  <mrow/>
                  <mo stretchy="false">=</mo>
                  <mrow/>
                </mrow>
              </mtd>
              <mtd>
                <mn>1</mn>
              </mtd>
            </mtr>
          </mtable>
        </mtd>
      </mtr>
      <mtr>
        <mtd>
          <mrow/>
        </mtd>
      </mtr>
      <mtr>
        <mtd>
          <mtable>
            <mtr>
              <mtd>
                <msub>
                  <mi mathvariant="normal">v</mi>
                  <mn>2</mn>
                </msub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row>
                      <mi>max</mi>
                      <mrow>
                        <mo fence="true" stretchy="true">|</mo>
                        <mrow>
                          <mrow>
                            <msub>
                              <mi mathvariant="normal">x</mi>
                              <mn>1</mn>
                            </msub>
                            <mi mathvariant="normal">,</mi>
                            <msub>
                              <mi mathvariant="normal">x</mi>
                              <mn>2</mn>
                            </msub>
                            <mi mathvariant="normal">,</mi>
                            <msub>
                              <mi mathvariant="normal">x</mi>
                              <mn>3</mn>
                            </msub>
                          </mrow>
                        </mrow>
                        <mo fence="true" stretchy="true">|</mo>
                      </mrow>
                    </mrow>
                  </mfrac>
                  <mrow>
                    <mo fence="true" stretchy="true">[</mo>
                    <mrow>
                      <mtable>
                        <mtr>
                          <mtd>
                            <msub>
                              <mi mathvariant="normal">x</mi>
                              <mn>1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2</mn>
                            </msub>
                          </mtd>
                        </mtr>
                        <mtr>
                          <mtd>
                            <msub>
                              <mi mathvariant="normal"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frac>
                    <mn>1</mn>
                    <mn>3.5461</mn>
                  </mfrac>
                  <mrow>
                    <mo fence="true" stretchy="true">[</mo>
                    <mrow>
                      <mtable>
                        <mtr>
                          <mtd>
                            <mn>2.5456</mn>
                          </mtd>
                        </mtr>
                        <mtr>
                          <mtd>
                            <mrow>
                              <mo stretchy="false">−</mo>
                              <mn>3.5461</mn>
                            </mrow>
                          </mtd>
                        </mtr>
                        <mtr>
                          <mtd>
                            <mn>1.000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text/>
              </mtd>
              <mtd>
                <mrow>
                  <mrow/>
                  <mo stretchy="false">=</mo>
                  <mrow/>
                </mrow>
              </mtd>
              <mtd>
                <mrow>
                  <mtext/>
                  <mrow>
                    <mo fence="true" stretchy="true">[</mo>
                    <mrow>
                      <mtable>
                        <mtr>
                          <mtd>
                            <mn>0.7179</mn>
                          </mtd>
                        </mtr>
                        <mtr>
                          <mtd>
                            <mrow>
                              <mo stretchy="false">−</mo>
                              <mn>1.0000</mn>
                            </mrow>
                          </mtd>
                        </mtr>
                        <mtr>
                          <mtd>
                            <mn>0.282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l matrix{
    x_1 - 2.5456x_3 # {}={} # 0 ##
    x_2 + 3.5461x_3 # {}={} # 0 ##
    x_3 # {}={} # 1
}

newline newline

alignl matrix{
    x_1 #{}={}# 2.5456( 1 ) ##
    x_2 #{}={}# -3.5461( 1 ) ##
    x_3 #{}={}# 1
}

newline newline

matrix{
    v_2 #{}={}# "" 1 over{ max left rline x_1 , x_2 , x_3 right rline }
    left [ matrix{ x_1 ## x_2 ## x_3 } right ] ##

    ""  #{}={}# "" 1 over{ 3.5461 }
    left[ matrix {
        2.5456 ## -3.5461 ## 1.0000
    } right] ##

    ""  #{}={}# ""
    left [ matrix{ 0.7179 ## -1.0000 ## 0.2820 } right ]    
}</annotation>
  </semantics>
</math>
</file>

<file path=Object 32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=12.1793</annotation>
  </semantics>
</math>
</file>

<file path=Object 33/content.xml><?xml version="1.0" encoding="utf-8"?>
<math xmlns="http://www.w3.org/1998/Math/MathML" display="block">
  <semantics>
    <mrow>
      <msub>
        <mi mathvariant="normal">v</mi>
        <mn>2</mn>
      </msub>
      <mrow>
        <mtext> </mtext>
        <mo stretchy="false">=</mo>
        <mtext> </mtext>
      </mrow>
      <mrow>
        <mo fence="true" stretchy="true">[</mo>
        <mrow>
          <mtable>
            <mtr>
              <mtd>
                <mn>0.7179</mn>
              </mtd>
            </mtr>
            <mtr>
              <mtd>
                <mrow>
                  <mo stretchy="false">−</mo>
                  <mn>1.0000</mn>
                </mrow>
              </mtd>
            </mtr>
            <mtr>
              <mtd>
                <mn>0.2820</mn>
              </mtd>
            </mtr>
          </mtable>
        </mrow>
        <mo fence="true" stretchy="true">]</mo>
      </mrow>
    </mrow>
    <annotation encoding="StarMath 5.0">v_2 " " = " "
left[ matrix {
    0.7179 ## -1.0000 ## 0.2820
} right]</annotation>
  </semantics>
</math>
</file>

<file path=Object 34/content.xml><?xml version="1.0" encoding="utf-8"?>
<math xmlns="http://www.w3.org/1998/Math/MathML" display="block">
  <semantics>
    <mrow>
      <msubsup>
        <mi mathvariant="normal">Ω</mi>
        <mn>3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n>23.1540</mn>
                  <mi mathvariant="normal">,</mi>
                </mrow>
              </mtd>
              <mtd>
                <mn>12.7174</mn>
              </mtd>
            </mtr>
          </mtable>
        </mrow>
        <mo fence="true" stretchy="false">]</mo>
      </mrow>
    </mrow>
    <annotation encoding="StarMath 5.0">%OMEGA^T_3 " " = " " [ matrix{ 23.1540 ,# 12.7174 } ]</annotation>
  </semantics>
</math>
</file>

<file path=Object 35/content.xml><?xml version="1.0" encoding="utf-8"?>
<math xmlns="http://www.w3.org/1998/Math/MathML" display="block">
  <semantics>
    <mtable>
      <mtr>
        <mtd>
          <msubsup>
            <mi mathvariant="normal">Ω</mi>
            <mn>3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n>23.1540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3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n>3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1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2.7174</mn>
        </mtd>
      </mtr>
    </mtable>
    <annotation encoding="StarMath 5.0">alignl matrix{

    %OMEGA^T_3 #{}={}#"" [ matrix{ w_1 ,# w_2 } ] ##
    
    " "#" "#" "##
    
    w_1        #{}={}#"" u^T_1 ( %GAMMA_3 - %PSI ) ##
    
    ""         #{}={}#"" left [ matrix{ 4.2538 ,# 3.0000 ,# -2.9848 ,# -1.2386 } right]
        " " left (
            left [ matrix{ 7 ## 4 ## 5    ## 3    } right ] -
            left [ matrix{ 4 ## 2 ## 19/3 ## 10/3 } right ]
        right ) ##

    ""         #{}={}#"" left [ matrix{ 4.2538 ,# 3.0000 ,# -2.9848 ,# -1.2386 } right]
        " " left (
            left [ matrix{ 3 ## 2 ## -4/3 ## -1/3 } right ]
        right ) ##

    ""         #{}={}#"" 23.1540 ##

    " "#" "#" "##

    w_2        #{}={}#"" u^T_2 ( %GAMMA_3 - %PSI ) ##
    
    ""         #{}={}#"" left [ matrix{ 2.1281 ,# 0.8461 ,# -2.8717 ,# -2.4358 } right]
        " " left (
            left [ matrix{ 7 ## 4 ## 5    ## 3    } right ] -
            left [ matrix{ 4 ## 2 ## 19/3 ## 10/3 } right ]
        right ) ##

    ""         #{}={}#"" left [ matrix{ 2.1281 ,# 0.8461 ,# -2.8717 ,# -2.4358 } right]
        " " left (
            left [ matrix{ 3 ## 2 ## -4/3 ## -1/3 } right ]
        right ) ##

    ""         #{}={}# 12.7174

}</annotation>
  </semantics>
</math>
</file>

<file path=Object 36/content.xml><?xml version="1.0" encoding="utf-8"?>
<math xmlns="http://www.w3.org/1998/Math/MathML" display="block">
  <semantics>
    <mrow>
      <mi mathvariant="normal">Ω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17.2778</mn>
                </mrow>
              </mtd>
              <mtd>
                <mrow>
                  <mo stretchy="false">−</mo>
                  <mn>5.8764</mn>
                </mrow>
              </mtd>
              <mtd>
                <mn>23.1540</mn>
              </mtd>
            </mtr>
            <mtr>
              <mtd>
                <mrow>
                  <mo stretchy="false">−</mo>
                  <mn>14.6918</mn>
                </mrow>
              </mtd>
              <mtd>
                <mrow>
                  <mo stretchy="false">−</mo>
                  <mn>1.9744</mn>
                </mrow>
              </mtd>
              <mtd>
                <mn>12.7174</mn>
              </mtd>
            </mtr>
          </mtable>
        </mrow>
        <mo fence="true" stretchy="true">]</mo>
      </mrow>
    </mrow>
    <annotation encoding="StarMath 5.0">%OMEGA " " = " "
left [ matrix{
    -17.2778 # -5.8764 # 23.1540 ##
    -14.6918 # -1.9744 # 12.7174
} right ]</annotation>
  </semantics>
</math>
</file>

<file path=Object 37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38/content.xml><?xml version="1.0" encoding="utf-8"?>
<math xmlns="http://www.w3.org/1998/Math/MathML" display="block">
  <semantics>
    <mi mathvariant="normal">L</mi>
    <annotation encoding="StarMath 5.0">L</annotation>
  </semantics>
</math>
</file>

<file path=Object 39/content.xml><?xml version="1.0" encoding="utf-8"?>
<math xmlns="http://www.w3.org/1998/Math/MathML" display="block">
  <semantics>
    <mrow>
      <mi mathvariant="normal">v</mi>
      <mrow>
        <mtext> </mtext>
        <mo stretchy="false">=</mo>
        <mtext> </mtext>
      </mrow>
      <mrow>
        <mo fence="true" stretchy="true">[</mo>
        <mrow>
          <mtable>
            <mtr>
              <mtd>
                <mrow>
                  <mo stretchy="false">−</mo>
                  <mn>0.7462</mn>
                </mrow>
              </mtd>
              <mtd>
                <mn>0.7179</mn>
              </mtd>
            </mtr>
            <mtr>
              <mtd>
                <mrow>
                  <mo stretchy="false">−</mo>
                  <mn>0.2538</mn>
                </mrow>
              </mtd>
              <mtd>
                <mrow>
                  <mo stretchy="false">−</mo>
                  <mn>1.0000</mn>
                </mrow>
              </mtd>
            </mtr>
            <mtr>
              <mtd>
                <mn>1.0000</mn>
              </mtd>
              <mtd>
                <mn>0.2820</mn>
              </mtd>
            </mtr>
          </mtable>
        </mrow>
        <mo fence="true" stretchy="true">]</mo>
      </mrow>
    </mrow>
    <annotation encoding="StarMath 5.0">v " " = " "
left [ matrix{
    -0.7462 # 0.7179  ##
    -0.2538 # -1.0000 ##
    1.0000  # 0.2820
} right ]</annotation>
  </semantics>
</math>
</file>

<file path=Object 4/content.xml><?xml version="1.0" encoding="utf-8"?>
<math xmlns="http://www.w3.org/1998/Math/MathML" display="block">
  <semantics>
    <mtable>
      <mtr>
        <mtd>
          <mi mathvariant="normal">Γ</mi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row>
                        <msubsup>
                          <mi mathvariant="normal">T</mi>
                          <mn>1</mn>
                          <mi mathvariant="normal">T</mi>
                        </msubsup>
                        <mi mathvariant="normal">,</mi>
                      </mrow>
                    </mtd>
                    <mtd>
                      <mrow>
                        <msubsup>
                          <mi mathvariant="normal">T</mi>
                          <mn>2</mn>
                          <mi mathvariant="normal">T</mi>
                        </msubsup>
                        <mi mathvariant="normal">,</mi>
                      </mrow>
                    </mtd>
                    <mtd>
                      <msubsup>
                        <mi mathvariant="normal">T</mi>
                        <mn>3</mn>
                        <mi mathvariant="normal">T</mi>
                      </msubsup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text> </mtext>
            <mrow>
              <mo fence="true" stretchy="true">[</mo>
              <mrow>
                <mtable>
                  <mtr>
                    <mtd>
                      <mn>3</mn>
                    </mtd>
                    <mtd>
                      <mn>2</mn>
                    </mtd>
                    <mtd>
                      <mn>7</mn>
                    </mtd>
                  </mtr>
                  <mtr>
                    <mtd>
                      <mn>1</mn>
                    </mtd>
                    <mtd>
                      <mn>1</mn>
                    </mtd>
                    <mtd>
                      <mn>4</mn>
                    </mtd>
                  </mtr>
                  <mtr>
                    <mtd>
                      <mn>9</mn>
                    </mtd>
                    <mtd>
                      <mn>5</mn>
                    </mtd>
                    <mtd>
                      <mn>5</mn>
                    </mtd>
                  </mtr>
                  <mtr>
                    <mtd>
                      <mn>5</mn>
                    </mtd>
                    <mtd>
                      <mn>2</mn>
                    </mtd>
                    <mtd>
                      <mn>3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GAMMA #{}={}# " "
    left [ matrix{
        T^T_1 ,# T^T_2 ,# T^T_3
    } right ] ##
    
    " " #{}={}# " "
        left [ matrix{
            3 # 2 # 7 ##
            1 # 1 # 4 ##
            9 # 5 # 5 ##
            5 # 2 # 3
        } right ]
}</annotation>
  </semantics>
</math>
</file>

<file path=Object 40/content.xml><?xml version="1.0" encoding="utf-8"?>
<math xmlns="http://www.w3.org/1998/Math/MathML" display="block">
  <semantics>
    <mi mathvariant="normal">Γ</mi>
    <annotation encoding="StarMath 5.0">%GAMMA</annotation>
  </semantics>
</math>
</file>

<file path=Object 41/content.xml><?xml version="1.0" encoding="utf-8"?>
<math xmlns="http://www.w3.org/1998/Math/MathML" display="block">
  <semantics>
    <mrow>
      <msubsup>
        <mi mathvariant="normal">Ω</mi>
        <mn>1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17.2778</mn>
                  </mrow>
                  <mi mathvariant="normal">,</mi>
                </mrow>
              </mtd>
              <mtd>
                <mrow>
                  <mo stretchy="false">−</mo>
                  <mn>14.6918</mn>
                </mrow>
              </mtd>
            </mtr>
          </mtable>
        </mrow>
        <mo fence="true" stretchy="false">]</mo>
      </mrow>
    </mrow>
    <annotation encoding="StarMath 5.0">%OMEGA^T_1 " " = " " [ matrix{ -17.2778 ,# -14.6918 } ]</annotation>
  </semantics>
</math>
</file>

<file path=Object 42/content.xml><?xml version="1.0" encoding="utf-8"?>
<math xmlns="http://www.w3.org/1998/Math/MathML" display="block">
  <semantics>
    <mi mathvariant="normal">u</mi>
    <annotation encoding="StarMath 5.0">u</annotation>
  </semantics>
</math>
</file>

<file path=Object 43/content.xml><?xml version="1.0" encoding="utf-8"?>
<math xmlns="http://www.w3.org/1998/Math/MathML" display="block">
  <semantics>
    <mrow>
      <msubsup>
        <mi mathvariant="normal">Ω</mi>
        <mn>2</mn>
        <mi mathvariant="normal">T</mi>
      </msub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row>
                    <mo stretchy="false">−</mo>
                    <mn>5.8764</mn>
                  </mrow>
                  <mi mathvariant="normal">,</mi>
                </mrow>
              </mtd>
              <mtd>
                <mrow>
                  <mo stretchy="false">−</mo>
                  <mn>1.9744</mn>
                </mrow>
              </mtd>
            </mtr>
          </mtable>
        </mrow>
        <mo fence="true" stretchy="false">]</mo>
      </mrow>
    </mrow>
    <annotation encoding="StarMath 5.0">%OMEGA^T_2 " " = " " [ matrix{ -5.8764 ,# -1.9744 } ]</annotation>
  </semantics>
</math>
</file>

<file path=Object 44/content.xml><?xml version="1.0" encoding="utf-8"?>
<math xmlns="http://www.w3.org/1998/Math/MathML" display="block">
  <semantics>
    <mrow>
      <mi mathvariant="normal">M</mi>
      <mi mathvariant="normal">x</mi>
      <mi mathvariant="normal">M</mi>
    </mrow>
    <annotation encoding="StarMath 5.0">M x M</annotation>
  </semantics>
</math>
</file>

<file path=Object 45/content.xml><?xml version="1.0" encoding="utf-8"?>
<math xmlns="http://www.w3.org/1998/Math/MathML" display="block">
  <semantics>
    <mi mathvariant="normal">L</mi>
    <annotation encoding="StarMath 5.0">L</annotation>
  </semantics>
</math>
</file>

<file path=Object 46/content.xml><?xml version="1.0" encoding="utf-8"?>
<math xmlns="http://www.w3.org/1998/Math/MathML" display="block">
  <semantics>
    <mrow>
      <msub>
        <mi mathvariant="normal">u</mi>
        <mi mathvariant="normal">l</mi>
      </msub>
      <mrow>
        <mtext/>
        <mo stretchy="false">=</mo>
        <mtext/>
      </mrow>
      <mrow>
        <munderover>
          <mo stretchy="false">∑</mo>
          <mrow>
            <mi mathvariant="normal">k</mi>
            <mo stretchy="false">=</mo>
            <mn>1</mn>
          </mrow>
          <mi mathvariant="normal">M</mi>
        </munderover>
        <msub>
          <mi mathvariant="normal">v</mi>
          <mi>lk</mi>
        </msub>
      </mrow>
      <msub>
        <mi mathvariant="normal">Φ</mi>
        <mi mathvariant="normal">k</mi>
      </msub>
    </mrow>
    <annotation encoding="StarMath 5.0">u_l "" = "" sum from{k=1} to{M} v_lk %PHI_k</annotation>
  </semantics>
</math>
</file>

<file path=Object 47/content.xml><?xml version="1.0" encoding="utf-8"?>
<math xmlns="http://www.w3.org/1998/Math/MathML" display="block">
  <semantics>
    <mtable>
      <mtr>
        <mtd>
          <msub>
            <mi mathvariant="normal">u</mi>
            <mn>1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row>
                  <mo stretchy="false">−</mo>
                  <mn>0.7462</mn>
                </mrow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0.2538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1.000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n>0.7462</mn>
                    </mtd>
                  </mtr>
                  <mtr>
                    <mtd>
                      <mn>0.7462</mn>
                    </mtd>
                  </mtr>
                  <mtr>
                    <mtd>
                      <mrow>
                        <mo stretchy="false">−</mo>
                        <mn>1.9899</mn>
                      </mrow>
                    </mtd>
                  </mtr>
                  <mtr>
                    <mtd>
                      <mrow>
                        <mo stretchy="false">−</mo>
                        <mn>1.2437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5076</mn>
                    </mtd>
                  </mtr>
                  <mtr>
                    <mtd>
                      <mn>0.2538</mn>
                    </mtd>
                  </mtr>
                  <mtr>
                    <mtd>
                      <mn>0.3384</mn>
                    </mtd>
                  </mtr>
                  <mtr>
                    <mtd>
                      <mn>0.3384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4.2538</mn>
                  </mtd>
                </mtr>
                <mtr>
                  <mtd>
                    <mn>3.0000</mn>
                  </mtd>
                </mtr>
                <mtr>
                  <mtd>
                    <mrow>
                      <mo stretchy="false">−</mo>
                      <mn>2.9848</mn>
                    </mrow>
                  </mtd>
                </mtr>
                <mtr>
                  <mtd>
                    <mrow>
                      <mo stretchy="false">−</mo>
                      <mn>1.2386</mn>
                    </mrow>
                  </mtd>
                </mtr>
              </mtable>
            </mrow>
            <mo fence="true" stretchy="true">]</mo>
          </mrow>
        </mtd>
      </mtr>
    </mtable>
    <annotation encoding="StarMath 5.0">alignl matrix{
    u_1 #{}={}#
    ( -0.7462 )  left [ matrix { -1 ## -1 ## 8/3  ## 5/3  } right ] +
    ( -0.2538 )  left [ matrix { -2 ## -1 ## -4/3 ## -4/3 } right ] +
    ( 1.0000  )  left [ matrix { 3  ## 2  ## -4/3 ## -1/3 } right ] ##

    " "#" "#" "##

    " " #{}={}#
    left[ matrix{ 0.7462 ## 0.7462 ## -1.9899  ## -1.2437 } right ] +
    left[ matrix{ 0.5076 ## 0.2538 ## 0.3384   ## 0.3384  } right ] +
    left[ matrix{ 3      ## 2      ## -4/3     ## -1/3    } right ] ##

    " "#" "#" "##

    " " #{}={}#
    left[ matrix{ 4.2538 ## 3.0000 ## -2.9848 ## -1.2386 } right ]
}</annotation>
  </semantics>
</math>
</file>

<file path=Object 48/content.xml><?xml version="1.0" encoding="utf-8"?>
<math xmlns="http://www.w3.org/1998/Math/MathML" display="block">
  <semantics>
    <mtable>
      <mtr>
        <mtd>
          <msub>
            <mi mathvariant="normal">u</mi>
            <mn>2</mn>
          </msub>
        </mtd>
        <mtd>
          <mrow>
            <mrow/>
            <mo stretchy="false">=</mo>
            <mrow/>
          </mrow>
        </mtd>
        <mtd>
          <mrow>
            <mrow>
              <mo fence="true" stretchy="false">(</mo>
              <mrow>
                <mn>0.7179</mn>
              </mrow>
              <mo fence="true" stretchy="false">)</mo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n>8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5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row>
                    <mo stretchy="false">−</mo>
                    <mn>1.0000</mn>
                  </mrow>
                </mrow>
                <mo fence="true" stretchy="false">)</mo>
              </mrow>
            </mrow>
            <mrow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</mn>
                        </mrow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4</mn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false">(</mo>
                <mrow>
                  <mn>0.2820</mn>
                </mrow>
                <mo fence="true" stretchy="false">)</mo>
              </mrow>
            </mrow>
            <mrow>
              <mo fence="true" stretchy="true">[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row>
                        <mo stretchy="false">−</mo>
                        <mn>0.7179</mn>
                      </mrow>
                    </mtd>
                  </mtr>
                  <mtr>
                    <mtd>
                      <mn>1.9144</mn>
                    </mtd>
                  </mtr>
                  <mtr>
                    <mtd>
                      <mn>1.1965</mn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2</mn>
                    </mtd>
                  </mtr>
                  <mtr>
                    <mtd>
                      <mn>1</mn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4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n>0.8460</mn>
                    </mtd>
                  </mtr>
                  <mtr>
                    <mtd>
                      <mn>0.5640</mn>
                    </mtd>
                  </mtr>
                  <mtr>
                    <mtd>
                      <mrow>
                        <mo stretchy="false">−</mo>
                        <mn>0.3760</mn>
                      </mrow>
                    </mtd>
                  </mtr>
                  <mtr>
                    <mtd>
                      <mrow>
                        <mo stretchy="false">−</mo>
                        <mn>0.0940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fence="true" stretchy="true">[</mo>
            <mrow>
              <mtable>
                <mtr>
                  <mtd>
                    <mn>2.1281</mn>
                  </mtd>
                </mtr>
                <mtr>
                  <mtd>
                    <mn>0.8461</mn>
                  </mtd>
                </mtr>
                <mtr>
                  <mtd>
                    <mn>2.8717</mn>
                  </mtd>
                </mtr>
                <mtr>
                  <mtd>
                    <mn>2.4358</mn>
                  </mtd>
                </mtr>
              </mtable>
            </mrow>
            <mo fence="true" stretchy="true">]</mo>
          </mrow>
        </mtd>
      </mtr>
    </mtable>
    <annotation encoding="StarMath 5.0">alignl matrix{
    u_2 #{}={}#
    ( 0.7179 )  left [ matrix { -1 ## -1 ## 8/3  ## 5/3  } right ] +
    ( -1.0000 ) left [ matrix { -2 ## -1 ## -4/3 ## -4/3 } right ] +
    ( 0.2820 )  left [ matrix { 3  ## 2  ## -4/3 ## -1/3 } right ] ##

    " "#" "#" "##

    " " #{}={}#
    left[ matrix{ -0.7179 ## -0.7179 ## 1.9144  ## 1.1965  } right ] +
    left[ matrix{ 2       ## 1       ## 4/3     ## 4/3     } right ] +
    left[ matrix{ 0.8460  ## 0.5640  ## -0.3760 ## -0.0940 } right ] ##

    " "#" "#" "##

    " " #{}={}#
    left[ matrix{ 2.1281 ## 0.8461 ## 2.8717 ## 2.4358 } right ]
}</annotation>
  </semantics>
</math>
</file>

<file path=Object 49/content.xml><?xml version="1.0" encoding="utf-8"?>
<math xmlns="http://www.w3.org/1998/Math/MathML" display="block">
  <semantics>
    <mrow>
      <mi>u</mi>
      <mrow>
        <mtext> </mtext>
        <mo stretchy="false">=</mo>
        <mtext> </mtext>
      </mrow>
      <mrow>
        <mo fence="true" stretchy="true">[</mo>
        <mrow>
          <mtable>
            <mtr>
              <mtd>
                <mn>4.2538</mn>
              </mtd>
              <mtd>
                <mn>2.1281</mn>
              </mtd>
            </mtr>
            <mtr>
              <mtd>
                <mn>3.0000</mn>
              </mtd>
              <mtd>
                <mn>0.8461</mn>
              </mtd>
            </mtr>
            <mtr>
              <mtd>
                <mrow>
                  <mo stretchy="false">−</mo>
                  <mn>2.9848</mn>
                </mrow>
              </mtd>
              <mtd>
                <mn>2.8717</mn>
              </mtd>
            </mtr>
            <mtr>
              <mtd>
                <mrow>
                  <mo stretchy="false">−</mo>
                  <mn>1.2386</mn>
                </mrow>
              </mtd>
              <mtd>
                <mn>2.4358</mn>
              </mtd>
            </mtr>
          </mtable>
        </mrow>
        <mo fence="true" stretchy="true">]</mo>
      </mrow>
    </mrow>
    <annotation encoding="StarMath 5.0">u " " = " "
left[ matrix{
    4.2538 # 2.1281 ##
    3.0000 # 0.8461 ##
    -2.9848 # 2.8717 ##
    -1.2386 # 2.4358
} right ]</annotation>
  </semantics>
</math>
</file>

<file path=Object 5/content.xml><?xml version="1.0" encoding="utf-8"?>
<math xmlns="http://www.w3.org/1998/Math/MathML" display="block">
  <semantics>
    <mi mathvariant="normal">Γ</mi>
    <annotation encoding="StarMath 5.0">%GAMMA</annotation>
  </semantics>
</math>
</file>

<file path=Object 50/content.xml><?xml version="1.0" encoding="utf-8"?>
<math xmlns="http://www.w3.org/1998/Math/MathML" display="block">
  <semantics>
    <msub>
      <mi mathvariant="normal">Ω</mi>
      <mi mathvariant="normal">K</mi>
    </msub>
    <annotation encoding="StarMath 5.0">%OMEGA_K</annotation>
  </semantics>
</math>
</file>

<file path=Object 51/content.xml><?xml version="1.0" encoding="utf-8"?>
<math xmlns="http://www.w3.org/1998/Math/MathML" display="block">
  <semantics>
    <mrow>
      <msub>
        <mi mathvariant="normal">w</mi>
        <mi mathvariant="normal">k</mi>
      </msub>
      <mrow>
        <mtext> </mtext>
        <mo stretchy="false">=</mo>
        <mtext> </mtext>
      </mrow>
      <msubsup>
        <mi mathvariant="normal">u</mi>
        <mi mathvariant="normal">k</mi>
        <mi mathvariant="normal">T</mi>
      </msubsup>
      <mrow>
        <mo fence="true" stretchy="false">(</mo>
        <mrow>
          <mrow>
            <mi mathvariant="normal">Γ</mi>
            <mo stretchy="false">−</mo>
            <mi mathvariant="normal">Ψ</mi>
          </mrow>
        </mrow>
        <mo fence="true" stretchy="false">)</mo>
      </mrow>
    </mrow>
    <annotation encoding="StarMath 5.0">w_k " " = " " u^T_k ( %GAMMA - %PSI )</annotation>
  </semantics>
</math>
</file>

<file path=Object 53/content.xml><?xml version="1.0" encoding="utf-8"?>
<math xmlns="http://www.w3.org/1998/Math/MathML" display="block">
  <semantics>
    <mrow>
      <msup>
        <mi mathvariant="normal">Ω</mi>
        <mi mathvariant="normal">T</mi>
      </msup>
      <mrow>
        <mtext> </mtext>
        <mo stretchy="false">=</mo>
        <mtext> </mtext>
      </mrow>
      <mrow>
        <mo fence="true" stretchy="false">[</mo>
        <mrow>
          <mtable>
            <mtr>
              <mtd>
                <mrow>
                  <msub>
                    <mi mathvariant="normal">w</mi>
                    <mn>1</mn>
                  </msub>
                  <mi mathvariant="normal">,</mi>
                </mrow>
              </mtd>
              <mtd>
                <mrow>
                  <msub>
                    <mi mathvariant="normal">w</mi>
                    <mn>2</mn>
                  </msub>
                  <mi mathvariant="normal">,</mi>
                </mrow>
              </mtd>
              <mtd>
                <msub>
                  <mi mathvariant="normal">w</mi>
                  <mn>3</mn>
                </msub>
              </mtd>
              <mtd>
                <mn>...</mn>
              </mtd>
              <mtd>
                <msub>
                  <mi mathvariant="normal">w</mi>
                  <mi mathvariant="normal">M</mi>
                </msub>
              </mtd>
            </mtr>
          </mtable>
        </mrow>
        <mo fence="true" stretchy="false">]</mo>
      </mrow>
    </mrow>
    <annotation encoding="StarMath 5.0">%OMEGA^T " " = " " [ matrix{ w_1 ,# w_2 ,# w_3 # ... # w_M} ]</annotation>
  </semantics>
</math>
</file>

<file path=Object 54/content.xml><?xml version="1.0" encoding="utf-8"?>
<math xmlns="http://www.w3.org/1998/Math/MathML" display="block">
  <semantics>
    <mi mathvariant="normal">M</mi>
    <annotation encoding="StarMath 5.0">M</annotation>
  </semantics>
</math>
</file>

<file path=Object 55/content.xml><?xml version="1.0" encoding="utf-8"?>
<math xmlns="http://www.w3.org/1998/Math/MathML" display="block">
  <semantics>
    <mtable>
      <mtr>
        <mtd>
          <msubsup>
            <mi mathvariant="normal">Ω</mi>
            <mn>1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/>
        </mtd>
        <mtd>
          <mtext/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17.2778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1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n>8</mn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n>5</mn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> </mtext>
        </mtd>
        <mtd>
          <mrow>
            <mrow/>
            <mo stretchy="false">=</mo>
            <mrow/>
          </mrow>
        </mtd>
        <mtd>
          <mrow>
            <mo stretchy="false">−</mo>
            <mn>14.6918</mn>
          </mrow>
        </mtd>
      </mtr>
    </mtable>
    <annotation encoding="StarMath 5.0">alignl matrix{

    %OMEGA^T_1 #{}={}#"" [ matrix{ w_1 ,# w_2 } ] ##
    
    " "#""#""##
    
    w_1        #{}={}#"" u^T_1 ( %GAMMA_1 - %PSI ) ##
    
    ""         #{}={}#"" left [ matrix{ 4.2538 ,# 3.0000 ,# -2.9848 ,# -1.2386 } right] 
        " " left (
            left [ matrix{ 3 ## 1 ## 9    ## 5    } right ] -
            left [ matrix{ 4 ## 2 ## 19/3 ## 10/3 } right ]
        right ) ##

    ""         #{}={}#"" left [ matrix{ 4.2538 ,# 3.0000 ,# -2.9848 ,# -1.2386 } right]
        " " left (
            left [ matrix{ -1 ## -1 ## 8/3 ## 5/3 } right ]
        right ) ##

    ""         #{}={}#"" -17.2778 ##

    " "#" "#" "##

    w_2        #{}={}#"" u^T_2 ( %GAMMA_1 - %PSI ) ##
    
    ""         #{}={}#"" left [ matrix{ 2.1281 ,# 0.8461 ,# -2.8717 ,# -2.4358 } right]
        " " left (
            left [ matrix{ 3 ## 1 ## 9    ## 5    } right ] -
            left [ matrix{ 4 ## 2 ## 19/3 ## 10/3 } right ]
        right ) ##

    ""         #{}={}#"" left [ matrix{ 2.1281 ,# 0.8461 ,# -2.8717 ,# -2.4358 } right]
        " " left (
            left [ matrix{ -1 ## -1 ## 8/3 ## 5/3 } right ]
        right ) ##

    " "        #{}={}# -14.6918

}</annotation>
  </semantics>
</math>
</file>

<file path=Object 6/content.xml><?xml version="1.0" encoding="utf-8"?>
<math xmlns="http://www.w3.org/1998/Math/MathML" display="block">
  <semantics>
    <mrow>
      <msub>
        <mi mathvariant="normal">F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</mtr>
            <mtr>
              <mtd>
                <mn>6</mn>
              </mtd>
              <mtd>
                <mn>4</mn>
              </mtd>
            </mtr>
          </mtable>
        </mrow>
        <mo fence="true" stretchy="true">]</mo>
      </mrow>
    </mrow>
    <annotation encoding="StarMath 5.0">F_1 = left[ matrix{ 3 # 2 ## 6 # 4 } right]</annotation>
  </semantics>
</math>
</file>

<file path=Object 7/content.xml><?xml version="1.0" encoding="utf-8"?>
<math xmlns="http://www.w3.org/1998/Math/MathML" display="block">
  <semantics>
    <mi mathvariant="normal">Ψ</mi>
    <annotation encoding="StarMath 5.0">%PSI </annotation>
  </semantics>
</math>
</file>

<file path=Object 8/content.xml><?xml version="1.0" encoding="utf-8"?>
<math xmlns="http://www.w3.org/1998/Math/MathML" display="block">
  <semantics>
    <mtable>
      <mtr>
        <mtd>
          <mi mathvariant="normal">Ψ</mi>
        </mtd>
        <mtd>
          <mrow>
            <mrow/>
            <mo stretchy="false">=</mo>
            <mrow/>
          </mrow>
        </mtd>
        <mtd>
          <mrow>
            <mtext/>
            <mfrac>
              <mn>1</mn>
              <mi mathvariant="normal">M</mi>
            </mfrac>
            <mrow>
              <munderover>
                <mo stretchy="false">∑</mo>
                <mrow>
                  <mi mathvariant="normal">n</mi>
                  <mo stretchy="false">=</mo>
                  <mn>1</mn>
                </mrow>
                <mi mathvariant="normal">M</mi>
              </munderover>
              <msub>
                <mi mathvariant="normal">Γ</mi>
                <mi mathvariant="normal">n</mi>
              </msub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3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9</mn>
                          </mtd>
                        </mtr>
                        <mtr>
                          <mtd>
                            <mn>5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n>7</mn>
                          </mtd>
                        </mtr>
                        <mtr>
                          <mtd>
                            <mn>4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3</mn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  <mrow>
              <mtext> </mtext>
              <mo stretchy="false">=</mo>
              <mtext> </mtext>
            </mrow>
            <mfrac>
              <mn>1</mn>
              <mn>3</mn>
            </mfrac>
            <mtext> </mtext>
            <mrow>
              <mo fence="true" stretchy="true">[</mo>
              <mrow>
                <mtable>
                  <mtr>
                    <mtd>
                      <mn>12</mn>
                    </mtd>
                  </mtr>
                  <mtr>
                    <mtd>
                      <mn>6</mn>
                    </mtd>
                  </mtr>
                  <mtr>
                    <mtd>
                      <mn>19</mn>
                    </mtd>
                  </mtr>
                  <mtr>
                    <mtd>
                      <mn>10</mn>
                    </mtd>
                  </mtr>
                </mtable>
              </mrow>
              <mo fence="true" stretchy="true">]</mo>
            </mrow>
            <mrow>
              <mtext> </mtext>
              <mo stretchy="false">=</mo>
              <mtext> </mtext>
            </mrow>
            <mrow>
              <mo fence="true" stretchy="true">[</mo>
              <mrow>
                <mtable>
                  <mtr>
                    <mtd>
                      <mn>4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n>19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10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%PSI #{}={}# "" 1 over{M} sum from{n=1} to{M} %GAMMA_n
    
    " " = " "
    1 over{3} " "
        left (
            left [ matrix{ 3 ## 1 ## 9 ## 5 } right ] +
            left [ matrix{ 2 ## 1 ## 5 ## 2 } right ] +
            left [ matrix{ 7 ## 4 ## 5 ## 3 } right ]
        right )

    " " = " "
    1 over{3} " "
        left [ matrix{ 12 ## 6 ## 19 ## 10 } right ]

    " " = " "
    left[ matrix{ 4 ## 2 ## 19/3 ## 10/3} right]
}</annotation>
  </semantics>
</math>
</file>

<file path=Object 9/content.xml><?xml version="1.0" encoding="utf-8"?>
<math xmlns="http://www.w3.org/1998/Math/MathML" display="block">
  <semantics>
    <mtable>
      <mtr>
        <mtd>
          <msubsup>
            <mi mathvariant="normal">Ω</mi>
            <mn>2</mn>
            <mi mathvariant="normal">T</mi>
          </msubsup>
        </mtd>
        <mtd>
          <mrow>
            <mrow/>
            <mo stretchy="false">=</mo>
            <mrow/>
          </mrow>
        </mtd>
        <mtd>
          <mrow>
            <mtext/>
            <mrow>
              <mo fence="true" stretchy="false">[</mo>
              <mrow>
                <mtable>
                  <mtr>
                    <mtd>
                      <mrow>
                        <msub>
                          <mi mathvariant="normal">w</mi>
                          <mn>1</mn>
                        </msub>
                        <mi mathvariant="normal">,</mi>
                      </mrow>
                    </mtd>
                    <mtd>
                      <msub>
                        <mi mathvariant="normal">w</mi>
                        <mn>2</mn>
                      </msub>
                    </mtd>
                  </mtr>
                </mtable>
              </mrow>
              <mo fence="true" stretchy="fals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1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1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4.2538</mn>
                        <mi mathvariant="normal">,</mi>
                      </mrow>
                    </mtd>
                    <mtd>
                      <mrow>
                        <mn>3.0000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9848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1.2386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o stretchy="false">−</mo>
            <mn>5.8764</mn>
          </mrow>
        </mtd>
      </mtr>
      <mtr>
        <mtd>
          <mtext> </mtext>
        </mtd>
        <mtd>
          <mtext> </mtext>
        </mtd>
        <mtd>
          <mtext> </mtext>
        </mtd>
      </mtr>
      <mtr>
        <mtd>
          <msub>
            <mi mathvariant="normal">w</mi>
            <mn>2</mn>
          </msub>
        </mtd>
        <mtd>
          <mrow>
            <mrow/>
            <mo stretchy="false">=</mo>
            <mrow/>
          </mrow>
        </mtd>
        <mtd>
          <mrow>
            <mtext/>
            <msubsup>
              <mi mathvariant="normal">u</mi>
              <mn>2</mn>
              <mi mathvariant="normal">T</mi>
            </msubsup>
            <mrow>
              <mo fence="true" stretchy="false">(</mo>
              <mrow>
                <mrow>
                  <msub>
                    <mi mathvariant="normal">Γ</mi>
                    <mn>2</mn>
                  </msub>
                  <mo stretchy="false">−</mo>
                  <mi mathvariant="normal">Ψ</mi>
                </mrow>
              </mrow>
              <mo fence="true" stretchy="fals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row>
                    <mo fence="true" stretchy="true">[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n>1</mn>
                          </mtd>
                        </mtr>
                        <mtr>
                          <mtd>
                            <mn>5</mn>
                          </mtd>
                        </mtr>
                        <mtr>
                          <mtd>
                            <mn>2</mn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n>4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n>19</mn>
                              <mo stretchy="false">/</mo>
                              <mn>3</mn>
                            </mrow>
                          </mtd>
                        </mtr>
                        <mtr>
                          <mtd>
                            <mrow>
                              <mn>10</mn>
                              <mo stretchy="false">/</mo>
                              <mn>3</mn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row>
            <mtext/>
            <mrow>
              <mo fence="true" stretchy="true">[</mo>
              <mrow>
                <mtable>
                  <mtr>
                    <mtd>
                      <mrow>
                        <mn>2.1281</mn>
                        <mi mathvariant="normal">,</mi>
                      </mrow>
                    </mtd>
                    <mtd>
                      <mrow>
                        <mn>0.8461</mn>
                        <mi mathvariant="normal">,</mi>
                      </mrow>
                    </mtd>
                    <mtd>
                      <mrow>
                        <mrow>
                          <mo stretchy="false">−</mo>
                          <mn>2.8717</mn>
                        </mrow>
                        <mi mathvariant="normal">,</mi>
                      </mrow>
                    </mtd>
                    <mtd>
                      <mrow>
                        <mo stretchy="false">−</mo>
                        <mn>2.4358</mn>
                      </mrow>
                    </mtd>
                  </mtr>
                </mtable>
              </mrow>
              <mo fence="true" stretchy="true">]</mo>
            </mrow>
            <mtext> </mtext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o stretchy="false">−</mo>
                            <mn>2</mn>
                          </mrow>
                        </mtd>
                      </mtr>
                      <mtr>
                        <mtd>
                          <mrow>
                            <mo stretchy="false">−</mo>
                            <mn>1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n>4</mn>
                            </mrow>
                            <mo stretchy="false">/</mo>
                            <mn>3</mn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</mtr>
      <mtr>
        <mtd>
          <mtext/>
        </mtd>
        <mtd>
          <mrow>
            <mrow/>
            <mo stretchy="false">=</mo>
            <mrow/>
          </mrow>
        </mtd>
        <mtd>
          <mn>1.9744</mn>
        </mtd>
      </mtr>
    </mtable>
    <annotation encoding="StarMath 5.0">alignl matrix{

    %OMEGA^T_2 #{}={}#"" [ matrix{ w_1 ,# w_2 } ] ##
    
    " "#" "#" "##
    
    w_1        #{}={}#"" u^T_1 ( %GAMMA_2 - %PSI ) ##
    
    ""         #{}={}#"" left [ matrix{ 4.2538 ,# 3.0000 ,# -2.9848 ,# -1.2386 } right]
        " " left (
            left [ matrix{ 2 ## 1 ## 5    ## 2    } right ] -
            left [ matrix{ 4 ## 2 ## 19/3 ## 10/3 } right ]
        right ) ##

    ""         #{}={}#"" left [ matrix{ 4.2538 ,# 3.0000 ,# -2.9848 ,# -1.2386 } right]
        " " left (
            left [ matrix{ -2 ## -1 ## -4/3 ## -4/3 } right ]
        right ) ##

    ""         #{}={}#"" -5.8764 ##

    " "#" "#" "##

    w_2        #{}={}#"" u^T_2 ( %GAMMA_2 - %PSI ) ##
    
    ""         #{}={}#"" left [ matrix{ 2.1281 ,# 0.8461 ,# -2.8717 ,# -2.4358 } right]
        " " left (
            left [ matrix{ 2 ## 1 ## 5    ## 2    } right ] -
            left [ matrix{ 4 ## 2 ## 19/3 ## 10/3 } right ]
        right ) ##

    ""         #{}={}#"" left [ matrix{ 2.1281 ,# 0.8461 ,# -2.8717 ,# -2.4358 } right]
        " " left (
            left [ matrix{ -2 ## -1 ## -4/3 ## -4/3 } right ]
        right ) ##

    ""         #{}={}# 1.9744

}</annotation>
  </semantics>
</math>
</file>